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31" style:family="text">
      <style:text-properties fo:font-family="Liberation Serif" fo:font-size="12pt" fo:text-transform="none" fo:letter-spacing="0pt" style:text-underline-type="none" style:text-line-through-type="none" style:text-underline-style="none"/>
    </style:style>
    <style:style style:name="c30" style:family="text">
      <style:text-properties fo:font-family="Sans"/>
    </style:style>
    <style:style style:name="c29" style:family="text">
      <style:text-properties fo:font-family="Sans"/>
    </style:style>
    <style:style style:name="c28" style:family="text">
      <style:text-properties fo:font-family="Sans"/>
    </style:style>
    <style:style style:name="c27" style:family="text">
      <style:text-properties fo:font-family="Sans"/>
    </style:style>
    <style:style style:name="p26" style:family="paragraph">
      <style:paragraph-properties fo:margin-top="2.25pt" fo:margin-bottom="0pt"/>
    </style:style>
    <style:style style:name="c25" style:family="text">
      <style:text-properties fo:font-family="Sans"/>
    </style:style>
    <style:style style:name="c24" style:family="text">
      <style:text-properties fo:font-family="Sans"/>
    </style:style>
    <style:style style:name="c23" style:family="text">
      <style:text-properties fo:font-family="Sans"/>
    </style:style>
    <style:style style:name="c22" style:family="text">
      <style:text-properties fo:font-family="Sans"/>
    </style:style>
    <style:style style:name="c21" style:family="text">
      <style:text-properties fo:font-family="Sans"/>
    </style:style>
    <style:style style:name="c20" style:family="text">
      <style:text-properties fo:font-weight="bold" fo:font-family="Liberation Serif" fo:font-size="9pt" fo:text-transform="none" fo:letter-spacing="0pt" style:text-underline-type="none" style:text-line-through-type="none" style:text-underline-style="none"/>
    </style:style>
    <style:style style:name="p19" style:family="paragraph">
      <style:paragraph-properties fo:text-align="center"/>
    </style:style>
    <style:style style:name="c18" style:family="text">
      <style:text-properties fo:font-family="Sans"/>
    </style:style>
    <style:style style:name="c17" style:family="text">
      <style:text-properties fo:font-family="Sans"/>
    </style:style>
    <style:style style:name="p16" style:family="paragraph">
      <style:paragraph-properties fo:margin-top="2.25pt" fo:margin-bottom="0pt"/>
    </style:style>
    <style:style style:name="c15" style:family="text">
      <style:text-properties fo:font-family="Sans"/>
    </style:style>
    <style:style style:name="c14" style:family="text">
      <style:text-properties fo:font-weight="bold" fo:font-family="Liberation Serif" fo:font-size="4pt" fo:text-transform="none" fo:letter-spacing="0pt" style:text-underline-type="none" style:text-line-through-type="none" style:text-underline-style="none"/>
    </style:style>
    <style:style style:name="c13" style:family="text">
      <style:text-properties fo:font-family="Liberation Serif" fo:font-size="4pt" fo:text-transform="none" fo:letter-spacing="0pt" style:text-underline-type="none" style:text-line-through-type="none" style:text-underline-style="none"/>
    </style:style>
    <style:style style:name="p12" style:family="paragraph">
      <style:paragraph-properties/>
    </style:style>
    <style:style style:name="c10" style:family="text">
      <style:text-properties fo:font-family="Sans"/>
    </style:style>
    <style:style style:name="c9" style:family="text">
      <style:text-properties fo:font-family="Liberation Serif" fo:font-size="10pt" fo:text-transform="none" fo:letter-spacing="0pt" style:text-underline-type="none" style:text-line-through-type="none" style:text-underline-style="none"/>
    </style:style>
    <style:style style:name="p8" style:family="paragraph">
      <style:paragraph-properties/>
    </style:style>
    <style:style style:name="c7" style:family="text">
      <style:text-properties fo:font-family="Sans"/>
    </style:style>
    <style:style style:name="s6" style:family="section">
      <style:section-properties fo:margin-top="0.75pt" fo:margin-bottom="0.75pt" fo:margin-left="0.75pt" fo:margin-right="0.75pt"/>
    </style:style>
    <style:style style:name="TB4.5" style:family="table-cell">
      <style:table-cell-properties fo:border="0.375pt outset #000000"/>
    </style:style>
    <style:style style:name="T5" style:family="table-cell">
      <style:table-cell-properties/>
    </style:style>
    <style:style style:name="Table4" style:family="table">
      <style:table-properties table:border-model="collapsing" style:width="100pt"/>
    </style:style>
    <style:style style:name="p1" style:family="paragraph">
      <style:paragraph-properties/>
    </style:style>
    <style:style style:name="c0" style:family="text">
      <style:text-properties fo:font-family="Sans"/>
    </style:style>
    <style:style style:name="c63" style:family="text">
      <style:text-properties fo:font-family="Sans"/>
    </style:style>
    <style:style style:name="c62" style:family="text">
      <style:text-properties fo:font-weight="bold" fo:font-family="Liberation Serif" fo:font-size="7pt" fo:text-transform="none" fo:letter-spacing="0pt" style:text-underline-type="none" style:text-line-through-type="none" style:text-underline-style="none" fo:color="#ce181e"/>
    </style:style>
    <style:style style:name="p61" style:family="paragraph">
      <style:paragraph-properties fo:text-align="center" fo:margin-top="0.75pt" fo:margin-bottom="0pt"/>
    </style:style>
    <style:style style:name="c60" style:family="text">
      <style:text-properties fo:font-family="Sans"/>
    </style:style>
    <style:style style:name="p59" style:family="paragraph">
      <style:paragraph-properties fo:text-align="center" fo:margin-top="0.75pt" fo:margin-bottom="0pt"/>
    </style:style>
    <style:style style:name="c58" style:family="text">
      <style:text-properties fo:font-family="Sans"/>
    </style:style>
    <style:style style:name="c57" style:family="text">
      <style:text-properties fo:font-family="Sans"/>
    </style:style>
    <style:style style:name="c56" style:family="text">
      <style:text-properties fo:font-family="Sans"/>
    </style:style>
    <style:style style:name="c55" style:family="text">
      <style:text-properties fo:font-family="Sans"/>
    </style:style>
    <style:style style:name="c54" style:family="text">
      <style:text-properties fo:font-family="Sans"/>
    </style:style>
    <style:style style:name="c53" style:family="text">
      <style:text-properties fo:font-family="Sans"/>
    </style:style>
    <style:style style:name="c52" style:family="text">
      <style:text-properties fo:font-family="Sans"/>
    </style:style>
    <style:style style:name="c51" style:family="text">
      <style:text-properties fo:font-family="Sans"/>
    </style:style>
    <style:style style:name="c50" style:family="text">
      <style:text-properties fo:font-family="Sans"/>
    </style:style>
    <style:style style:name="c49" style:family="text">
      <style:text-properties fo:font-family="Sans"/>
    </style:style>
    <style:style style:name="c48" style:family="text">
      <style:text-properties fo:font-family="Sans"/>
    </style:style>
    <style:style style:name="c47" style:family="text">
      <style:text-properties fo:font-family="Sans"/>
    </style:style>
    <style:style style:name="c46" style:family="text">
      <style:text-properties fo:font-family="Sans"/>
    </style:style>
    <style:style style:name="c45" style:family="text">
      <style:text-properties fo:font-family="Sans"/>
    </style:style>
    <style:style style:name="c44" style:family="text">
      <style:text-properties fo:font-family="Sans"/>
    </style:style>
    <style:style style:name="c43" style:family="text">
      <style:text-properties fo:font-family="Liberation Serif" fo:font-size="6pt" fo:text-transform="none" fo:letter-spacing="0pt" style:text-underline-type="none" style:text-line-through-type="none" style:text-underline-style="none"/>
    </style:style>
    <style:style style:name="c42" style:family="text">
      <style:text-properties fo:font-family="Sans"/>
    </style:style>
    <style:style style:name="c41" style:family="text">
      <style:text-properties fo:font-weight="bold" fo:font-family="Liberation Serif" fo:font-size="10pt" fo:text-transform="none" fo:letter-spacing="0pt" style:text-underline-type="none" style:text-line-through-type="none" style:text-underline-style="none"/>
    </style:style>
    <style:style style:name="c40" style:family="text">
      <style:text-properties fo:font-family="Sans"/>
    </style:style>
    <style:style style:name="c39" style:family="text">
      <style:text-properties fo:font-family="Sans"/>
    </style:style>
    <style:style style:name="c38" style:family="text">
      <style:text-properties fo:font-family="Sans"/>
    </style:style>
    <style:style style:name="c37" style:family="text">
      <style:text-properties fo:font-family="Sans"/>
    </style:style>
    <style:style style:name="p36" style:family="paragraph">
      <style:paragraph-properties fo:text-align="center"/>
    </style:style>
    <style:style style:name="c35" style:family="text">
      <style:text-properties fo:font-family="Sans"/>
    </style:style>
    <style:style style:name="c34" style:family="text">
      <style:text-properties fo:font-family="Sans"/>
    </style:style>
    <style:style style:name="c33" style:family="text">
      <style:text-properties fo:font-family="Sans"/>
    </style:style>
    <style:style style:name="c32" style:family="text">
      <style:text-properties fo:font-family="Sans"/>
    </style:style>
    <style:style style:name="c95" style:family="text">
      <style:text-properties fo:font-family="Sans"/>
    </style:style>
    <style:style style:name="c94" style:family="text">
      <style:text-properties fo:font-family="Sans"/>
    </style:style>
    <style:style style:name="c93" style:family="text">
      <style:text-properties fo:font-family="Sans"/>
    </style:style>
    <style:style style:name="c92" style:family="text">
      <style:text-properties fo:font-family="Sans"/>
    </style:style>
    <style:style style:name="c91" style:family="text">
      <style:text-properties fo:font-family="Sans"/>
    </style:style>
    <style:style style:name="c90" style:family="text">
      <style:text-properties fo:font-family="Sans"/>
    </style:style>
    <style:style style:name="c89" style:family="text">
      <style:text-properties fo:font-family="Sans"/>
    </style:style>
    <style:style style:name="c88" style:family="text">
      <style:text-properties fo:font-family="Sans"/>
    </style:style>
    <style:style style:name="c87" style:family="text">
      <style:text-properties fo:font-family="Sans"/>
    </style:style>
    <style:style style:name="c86" style:family="text">
      <style:text-properties fo:font-family="Sans"/>
    </style:style>
    <style:style style:name="c85" style:family="text">
      <style:text-properties fo:font-family="Sans"/>
    </style:style>
    <style:style style:name="c84" style:family="text">
      <style:text-properties fo:font-family="Sans"/>
    </style:style>
    <style:style style:name="c83" style:family="text">
      <style:text-properties fo:font-family="Sans"/>
    </style:style>
    <style:style style:name="c82" style:family="text">
      <style:text-properties fo:font-family="Sans"/>
    </style:style>
    <style:style style:name="c81" style:family="text">
      <style:text-properties fo:font-family="Sans"/>
    </style:style>
    <style:style style:name="c80" style:family="text">
      <style:text-properties fo:font-family="Sans"/>
    </style:style>
    <style:style style:name="p79" style:family="paragraph">
      <style:paragraph-properties fo:background-color="#000000"/>
    </style:style>
    <style:style style:name="c77" style:family="text">
      <style:text-properties fo:font-family="Sans"/>
    </style:style>
    <style:style style:name="p76" style:family="paragraph">
      <style:paragraph-properties fo:text-align="center" fo:margin-top="0.75pt" fo:margin-bottom="0pt" fo:background-color="#000000"/>
    </style:style>
    <style:style style:name="c75" style:family="text">
      <style:text-properties fo:font-family="Sans"/>
    </style:style>
    <style:style style:name="p74" style:family="paragraph">
      <style:paragraph-properties fo:text-align="start" fo:background-color="#000000"/>
    </style:style>
    <style:style style:name="c73" style:family="text">
      <style:text-properties fo:font-family="Sans"/>
    </style:style>
    <style:style style:name="c72" style:family="text">
      <style:text-properties fo:font-family="Sans"/>
    </style:style>
    <style:style style:name="p71" style:family="paragraph">
      <style:paragraph-properties fo:text-align="start" fo:margin-top="2.25pt" fo:margin-bottom="0pt" fo:background-color="#000000"/>
    </style:style>
    <style:style style:name="c70" style:family="text">
      <style:text-properties fo:font-family="Sans"/>
    </style:style>
    <style:style style:name="p69" style:family="paragraph">
      <style:paragraph-properties fo:text-align="start" fo:background-color="#000000"/>
    </style:style>
    <style:style style:name="c67" style:family="text">
      <style:text-properties fo:font-family="Sans"/>
    </style:style>
    <style:style style:name="c66" style:family="text">
      <style:text-properties fo:font-family="Sans"/>
    </style:style>
    <style:style style:name="c65" style:family="text">
      <style:text-properties fo:font-weight="bold" fo:font-family="Liberation Serif" fo:font-size="12pt" fo:text-transform="none" fo:letter-spacing="0pt" style:text-underline-type="none" style:text-line-through-type="none" style:text-underline-style="none" fo:color="#ce181e"/>
    </style:style>
    <style:style style:name="c64" style:family="text">
      <style:text-properties fo:font-family="Sans"/>
    </style:style>
    <style:style style:name="c127" style:family="text">
      <style:text-properties fo:font-family="Sans"/>
    </style:style>
    <style:style style:name="c126" style:family="text">
      <style:text-properties fo:font-family="Sans"/>
    </style:style>
    <style:style style:name="c125" style:family="text">
      <style:text-properties fo:font-family="Sans"/>
    </style:style>
    <style:style style:name="c124" style:family="text">
      <style:text-properties fo:font-family="Sans"/>
    </style:style>
    <style:style style:name="c123" style:family="text">
      <style:text-properties fo:font-family="Sans"/>
    </style:style>
    <style:style style:name="c122" style:family="text">
      <style:text-properties fo:font-family="Sans"/>
    </style:style>
    <style:style style:name="c121" style:family="text">
      <style:text-properties fo:font-family="Sans"/>
    </style:style>
    <style:style style:name="c120" style:family="text">
      <style:text-properties fo:font-family="Sans"/>
    </style:style>
    <style:style style:name="c119" style:family="text">
      <style:text-properties fo:font-family="Sans"/>
    </style:style>
    <style:style style:name="c118" style:family="text">
      <style:text-properties fo:font-family="Sans"/>
    </style:style>
    <style:style style:name="p117" style:family="paragraph">
      <style:paragraph-properties fo:text-align="center" fo:margin-left="0pt" fo:margin-right="0pt" fo:text-indent="0pt"/>
    </style:style>
    <style:style style:name="c116" style:family="text">
      <style:text-properties fo:font-family="Sans"/>
    </style:style>
    <style:style style:name="p115" style:family="paragraph">
      <style:paragraph-properties fo:margin-left="0pt" fo:margin-right="0pt" fo:text-indent="0pt"/>
    </style:style>
    <style:style style:name="c114" style:family="text">
      <style:text-properties fo:font-family="Sans"/>
    </style:style>
    <style:style style:name="c113" style:family="text">
      <style:text-properties fo:font-family="DejaVu Sans" fo:font-size="11pt" fo:text-transform="none" fo:letter-spacing="0pt" style:text-underline-type="single" style:text-line-through-type="none" style:text-underline-style="solid" fo:color="#000080"/>
    </style:style>
    <style:style style:name="c112" style:family="text">
      <style:text-properties fo:font-family="Sans"/>
    </style:style>
    <style:style style:name="c111" style:family="text">
      <style:text-properties fo:font-family="Sans"/>
    </style:style>
    <style:style style:name="c110" style:family="text">
      <style:text-properties fo:font-family="Sans"/>
    </style:style>
    <style:style style:name="c109" style:family="text">
      <style:text-properties fo:font-family="Sans"/>
    </style:style>
    <style:style style:name="c108" style:family="text">
      <style:text-properties fo:font-family="Sans"/>
    </style:style>
    <style:style style:name="c107" style:family="text">
      <style:text-properties fo:font-family="Sans"/>
    </style:style>
    <style:style style:name="c106" style:family="text">
      <style:text-properties fo:font-family="Sans"/>
    </style:style>
    <style:style style:name="c105" style:family="text">
      <style:text-properties fo:font-family="Sans"/>
    </style:style>
    <style:style style:name="c104" style:family="text">
      <style:text-properties fo:font-family="Liberation Serif" fo:font-size="9pt" fo:text-transform="none" fo:letter-spacing="0pt" style:text-underline-type="none" style:text-line-through-type="none" style:text-underline-style="none"/>
    </style:style>
    <style:style style:name="p103" style:family="paragraph">
      <style:paragraph-properties fo:text-align="center" fo:margin-top="0.75pt" fo:margin-bottom="0pt"/>
    </style:style>
    <style:style style:name="c102" style:family="text">
      <style:text-properties fo:font-family="Sans"/>
    </style:style>
    <style:style style:name="c101" style:family="text">
      <style:text-properties fo:font-family="Sans"/>
    </style:style>
    <style:style style:name="c100" style:family="text">
      <style:text-properties fo:font-family="Sans"/>
    </style:style>
    <style:style style:name="c99" style:family="text">
      <style:text-properties fo:font-family="Sans"/>
    </style:style>
    <style:style style:name="c98" style:family="text">
      <style:text-properties fo:font-family="Sans"/>
    </style:style>
    <style:style style:name="c97" style:family="text">
      <style:text-properties fo:font-family="Sans"/>
    </style:style>
    <style:style style:name="c96" style:family="text">
      <style:text-properties fo:font-family="Sans"/>
    </style:style>
    <style:style style:name="c159" style:family="text">
      <style:text-properties fo:font-family="Sans"/>
    </style:style>
    <style:style style:name="c158" style:family="text">
      <style:text-properties fo:font-family="Sans"/>
    </style:style>
    <style:style style:name="c157" style:family="text">
      <style:text-properties fo:font-family="Sans"/>
    </style:style>
    <style:style style:name="c156" style:family="text">
      <style:text-properties fo:font-family="Sans"/>
    </style:style>
    <style:style style:name="p155" style:family="paragraph">
      <style:paragraph-properties fo:margin-top="2.25pt" fo:margin-bottom="0pt" fo:margin-left="0pt" fo:margin-right="0pt" fo:text-indent="0pt"/>
    </style:style>
    <style:style style:name="c154" style:family="text">
      <style:text-properties fo:font-family="Sans"/>
    </style:style>
    <style:style style:name="c153" style:family="text">
      <style:text-properties fo:font-family="Sans"/>
    </style:style>
    <style:style style:name="c152" style:family="text">
      <style:text-properties fo:font-family="Sans"/>
    </style:style>
    <style:style style:name="p151" style:family="paragraph">
      <style:paragraph-properties fo:text-align="center" fo:margin-top="0.75pt" fo:margin-bottom="0pt" fo:margin-left="0pt" fo:margin-right="0pt" fo:text-indent="0pt" fo:background-color="#000000"/>
    </style:style>
    <style:style style:name="c150" style:family="text">
      <style:text-properties fo:font-family="Sans"/>
    </style:style>
    <style:style style:name="c149" style:family="text">
      <style:text-properties fo:font-family="Sans"/>
    </style:style>
    <style:style style:name="c148" style:family="text">
      <style:text-properties fo:font-family="Sans"/>
    </style:style>
    <style:style style:name="p147" style:family="paragraph">
      <style:paragraph-properties fo:text-align="start" fo:margin-top="2.25pt" fo:margin-bottom="0pt" fo:margin-left="0pt" fo:margin-right="0pt" fo:text-indent="0pt" fo:background-color="#000000"/>
    </style:style>
    <style:style style:name="c146" style:family="text">
      <style:text-properties fo:font-family="Sans"/>
    </style:style>
    <style:style style:name="p145" style:family="paragraph">
      <style:paragraph-properties fo:text-align="start" fo:margin-left="0pt" fo:margin-right="0pt" fo:text-indent="0pt" fo:background-color="#000000"/>
    </style:style>
    <style:style style:name="c144" style:family="text">
      <style:text-properties fo:font-family="Sans"/>
    </style:style>
    <style:style style:name="c143" style:family="text">
      <style:text-properties fo:font-family="Sans"/>
    </style:style>
    <style:style style:name="c142" style:family="text">
      <style:text-properties fo:font-weight="bold" fo:font-family="Liberation Serif" fo:font-size="9pt" fo:text-transform="none" fo:letter-spacing="0pt" style:text-underline-type="none" style:text-line-through-type="none" style:text-underline-style="none" fo:color="#ce181e"/>
    </style:style>
    <style:style style:name="p141" style:family="paragraph">
      <style:paragraph-properties fo:text-align="center" fo:margin-top="0.75pt" fo:margin-bottom="0pt" fo:margin-left="0pt" fo:margin-right="0pt" fo:text-indent="0pt"/>
    </style:style>
    <style:style style:name="c140" style:family="text">
      <style:text-properties fo:font-family="Sans"/>
    </style:style>
    <style:style style:name="p139" style:family="paragraph">
      <style:paragraph-properties fo:text-align="center" fo:margin-top="0.75pt" fo:margin-bottom="0pt" fo:margin-left="0pt" fo:margin-right="0pt" fo:text-indent="0pt"/>
    </style:style>
    <style:style style:name="c138" style:family="text">
      <style:text-properties fo:font-family="Sans"/>
    </style:style>
    <style:style style:name="c137" style:family="text">
      <style:text-properties fo:font-family="Sans"/>
    </style:style>
    <style:style style:name="p136" style:family="paragraph">
      <style:paragraph-properties fo:margin-left="0pt" fo:margin-right="0pt" fo:text-indent="0pt"/>
    </style:style>
    <style:style style:name="c135" style:family="text">
      <style:text-properties fo:font-family="Sans"/>
    </style:style>
    <style:style style:name="c134" style:family="text">
      <style:text-properties fo:font-family="Sans"/>
    </style:style>
    <style:style style:name="c133" style:family="text">
      <style:text-properties fo:font-family="Sans"/>
    </style:style>
    <style:style style:name="c132" style:family="text">
      <style:text-properties fo:font-family="Sans"/>
    </style:style>
    <style:style style:name="c131" style:family="text">
      <style:text-properties fo:font-family="Sans"/>
    </style:style>
    <style:style style:name="c130" style:family="text">
      <style:text-properties fo:font-family="Sans"/>
    </style:style>
    <style:style style:name="c129" style:family="text">
      <style:text-properties fo:font-family="Sans"/>
    </style:style>
    <style:style style:name="c128" style:family="text">
      <style:text-properties fo:font-family="Sans"/>
    </style:style>
    <style:style style:name="c191" style:family="text">
      <style:text-properties fo:font-family="Sans"/>
    </style:style>
    <style:style style:name="c190" style:family="text">
      <style:text-properties fo:font-family="Sans"/>
    </style:style>
    <style:style style:name="c189" style:family="text">
      <style:text-properties fo:font-family="Sans"/>
    </style:style>
    <style:style style:name="c188" style:family="text">
      <style:text-properties fo:font-family="Sans"/>
    </style:style>
    <style:style style:name="c187" style:family="text">
      <style:text-properties fo:font-family="Sans"/>
    </style:style>
    <style:style style:name="c186" style:family="text">
      <style:text-properties fo:font-family="Sans"/>
    </style:style>
    <style:style style:name="c185" style:family="text">
      <style:text-properties fo:font-family="Sans"/>
    </style:style>
    <style:style style:name="c184" style:family="text">
      <style:text-properties fo:font-family="Sans"/>
    </style:style>
    <style:style style:name="c183" style:family="text">
      <style:text-properties fo:font-family="Sans"/>
    </style:style>
    <style:style style:name="c182" style:family="text">
      <style:text-properties fo:font-family="Sans"/>
    </style:style>
    <style:style style:name="c181" style:family="text">
      <style:text-properties fo:font-family="Sans"/>
    </style:style>
    <style:style style:name="c180" style:family="text">
      <style:text-properties fo:font-family="Sans"/>
    </style:style>
    <style:style style:name="c179" style:family="text">
      <style:text-properties fo:font-family="Sans"/>
    </style:style>
    <style:style style:name="c178" style:family="text">
      <style:text-properties fo:font-family="Sans"/>
    </style:style>
    <style:style style:name="c177" style:family="text">
      <style:text-properties fo:font-family="Sans"/>
    </style:style>
    <style:style style:name="c176" style:family="text">
      <style:text-properties fo:font-family="Sans"/>
    </style:style>
    <style:style style:name="c175" style:family="text">
      <style:text-properties fo:font-family="Sans"/>
    </style:style>
    <style:style style:name="c174" style:family="text">
      <style:text-properties fo:font-family="Sans"/>
    </style:style>
    <style:style style:name="c173" style:family="text">
      <style:text-properties fo:font-family="Sans"/>
    </style:style>
    <style:style style:name="c172" style:family="text">
      <style:text-properties fo:font-family="Sans"/>
    </style:style>
    <style:style style:name="c171" style:family="text">
      <style:text-properties fo:font-family="Sans"/>
    </style:style>
    <style:style style:name="p170" style:family="paragraph">
      <style:paragraph-properties fo:text-align="center" fo:margin-left="0pt" fo:margin-right="0pt" fo:text-indent="0pt" fo:background-color="#000000"/>
    </style:style>
    <style:style style:name="c169" style:family="text">
      <style:text-properties fo:font-family="Sans"/>
    </style:style>
    <style:style style:name="c168" style:family="text">
      <style:text-properties fo:font-family="Sans"/>
    </style:style>
    <style:style style:name="c167" style:family="text">
      <style:text-properties fo:font-family="Sans"/>
    </style:style>
    <style:style style:name="p166" style:family="paragraph">
      <style:paragraph-properties fo:margin-left="0pt" fo:margin-right="0pt" fo:text-indent="0pt" fo:background-color="#000000"/>
    </style:style>
    <style:style style:name="c165" style:family="text">
      <style:text-properties fo:font-family="Sans"/>
    </style:style>
    <style:style style:name="TB163.164" style:family="table-cell">
      <style:table-cell-properties fo:border="0.375pt outset #000000"/>
    </style:style>
    <style:style style:name="T164" style:family="table-cell">
      <style:table-cell-properties/>
    </style:style>
    <style:style style:name="Table163" style:family="table">
      <style:table-properties table:border-model="collapsing" style:width="100pt"/>
    </style:style>
    <style:style style:name="p162" style:family="paragraph">
      <style:paragraph-properties/>
    </style:style>
    <style:style style:name="p161" style:family="paragraph">
      <style:paragraph-properties fo:background-color="#000000"/>
    </style:style>
    <style:style style:name="c160" style:family="text">
      <style:text-properties fo:font-family="Sans"/>
    </style:style>
    <style:style style:name="c223" style:family="text">
      <style:text-properties fo:font-family="Sans"/>
    </style:style>
    <style:style style:name="c222" style:family="text">
      <style:text-properties fo:font-family="Sans"/>
    </style:style>
    <style:style style:name="c221" style:family="text">
      <style:text-properties fo:font-family="Sans"/>
    </style:style>
    <style:style style:name="c220" style:family="text">
      <style:text-properties fo:font-family="Sans"/>
    </style:style>
    <style:style style:name="c219" style:family="text">
      <style:text-properties fo:font-family="Sans"/>
    </style:style>
    <style:style style:name="c218" style:family="text">
      <style:text-properties fo:font-family="Sans"/>
    </style:style>
    <style:style style:name="c217" style:family="text">
      <style:text-properties fo:font-family="Sans"/>
    </style:style>
    <style:style style:name="c216" style:family="text">
      <style:text-properties fo:font-family="Sans"/>
    </style:style>
    <style:style style:name="c215" style:family="text">
      <style:text-properties fo:font-family="Sans"/>
    </style:style>
    <style:style style:name="c214" style:family="text">
      <style:text-properties fo:font-family="Sans"/>
    </style:style>
    <style:style style:name="c213" style:family="text">
      <style:text-properties fo:font-family="Sans"/>
    </style:style>
    <style:style style:name="c212" style:family="text">
      <style:text-properties fo:font-family="Sans"/>
    </style:style>
    <style:style style:name="c211" style:family="text">
      <style:text-properties fo:font-family="Sans"/>
    </style:style>
    <style:style style:name="c210" style:family="text">
      <style:text-properties fo:font-family="Sans"/>
    </style:style>
    <style:style style:name="c209" style:family="text">
      <style:text-properties fo:font-family="Sans"/>
    </style:style>
    <style:style style:name="c208" style:family="text">
      <style:text-properties fo:font-family="Sans"/>
    </style:style>
    <style:style style:name="c207" style:family="text">
      <style:text-properties fo:font-family="Sans"/>
    </style:style>
    <style:style style:name="c206" style:family="text">
      <style:text-properties fo:font-family="Sans"/>
    </style:style>
    <style:style style:name="c205" style:family="text">
      <style:text-properties fo:font-family="Liberation Serif" fo:font-size="11pt" fo:text-transform="none" fo:letter-spacing="0pt" style:text-underline-type="single" style:text-line-through-type="none" style:text-underline-style="solid" fo:color="#000080"/>
    </style:style>
    <style:style style:name="c204" style:family="text">
      <style:text-properties fo:font-family="Sans"/>
    </style:style>
    <style:style style:name="c203" style:family="text">
      <style:text-properties fo:font-family="Sans"/>
    </style:style>
    <style:style style:name="c202" style:family="text">
      <style:text-properties fo:font-family="Sans"/>
    </style:style>
    <style:style style:name="c201" style:family="text">
      <style:text-properties fo:font-family="Sans"/>
    </style:style>
    <style:style style:name="c200" style:family="text">
      <style:text-properties fo:font-family="Sans"/>
    </style:style>
    <style:style style:name="p199" style:family="paragraph">
      <style:paragraph-properties fo:margin-top="2.25pt" fo:margin-bottom="0pt" fo:margin-left="0pt" fo:margin-right="0pt" fo:text-indent="0pt" fo:background-color="#000000"/>
    </style:style>
    <style:style style:name="c198" style:family="text">
      <style:text-properties fo:font-family="Sans"/>
    </style:style>
    <style:style style:name="c197" style:family="text">
      <style:text-properties fo:font-family="Sans"/>
    </style:style>
    <style:style style:name="c196" style:family="text">
      <style:text-properties fo:font-family="Sans"/>
    </style:style>
    <style:style style:name="c195" style:family="text">
      <style:text-properties fo:font-weight="bold" fo:font-family="DejaVu Sans" fo:font-size="12pt" fo:text-transform="none" fo:letter-spacing="0pt" style:text-underline-type="none" style:text-line-through-type="none" style:text-underline-style="none" fo:color="#ce181e"/>
    </style:style>
    <style:style style:name="c194" style:family="text">
      <style:text-properties fo:font-family="Sans"/>
    </style:style>
    <style:style style:name="c193" style:family="text">
      <style:text-properties fo:font-family="Sans"/>
    </style:style>
    <style:style style:name="c192" style:family="text">
      <style:text-properties fo:font-family="Sans"/>
    </style:style>
    <style:style style:name="c255" style:family="text">
      <style:text-properties fo:font-family="Sans"/>
    </style:style>
    <style:style style:name="c254" style:family="text">
      <style:text-properties fo:font-family="Sans"/>
    </style:style>
    <style:style style:name="c253" style:family="text">
      <style:text-properties fo:font-family="Sans"/>
    </style:style>
    <style:style style:name="c252" style:family="text">
      <style:text-properties fo:font-family="Sans"/>
    </style:style>
    <style:style style:name="c251" style:family="text">
      <style:text-properties fo:font-family="Sans"/>
    </style:style>
    <style:style style:name="c250" style:family="text">
      <style:text-properties fo:font-family="Sans"/>
    </style:style>
    <style:style style:name="c249" style:family="text">
      <style:text-properties fo:font-family="Sans"/>
    </style:style>
    <style:style style:name="c248" style:family="text">
      <style:text-properties fo:font-family="Sans"/>
    </style:style>
    <style:style style:name="c247" style:family="text">
      <style:text-properties fo:font-family="Sans"/>
    </style:style>
    <style:style style:name="c246" style:family="text">
      <style:text-properties fo:font-family="Sans"/>
    </style:style>
    <style:style style:name="c245" style:family="text">
      <style:text-properties fo:font-family="Sans"/>
    </style:style>
    <style:style style:name="c244" style:family="text">
      <style:text-properties fo:font-family="Sans"/>
    </style:style>
    <style:style style:name="c243" style:family="text">
      <style:text-properties fo:font-family="Sans"/>
    </style:style>
    <style:style style:name="c242" style:family="text">
      <style:text-properties fo:font-family="Sans"/>
    </style:style>
    <style:style style:name="c241" style:family="text">
      <style:text-properties fo:font-family="Sans"/>
    </style:style>
    <style:style style:name="c240" style:family="text">
      <style:text-properties fo:font-family="Sans"/>
    </style:style>
    <style:style style:name="c239" style:family="text">
      <style:text-properties fo:font-family="Sans"/>
    </style:style>
    <style:style style:name="c238" style:family="text">
      <style:text-properties fo:font-family="Sans"/>
    </style:style>
    <style:style style:name="c237" style:family="text">
      <style:text-properties fo:font-family="Sans"/>
    </style:style>
    <style:style style:name="c236" style:family="text">
      <style:text-properties fo:font-family="Sans"/>
    </style:style>
    <style:style style:name="c235" style:family="text">
      <style:text-properties fo:font-family="Sans"/>
    </style:style>
    <style:style style:name="c234" style:family="text">
      <style:text-properties fo:font-family="Sans"/>
    </style:style>
    <style:style style:name="c233" style:family="text">
      <style:text-properties fo:font-family="Sans"/>
    </style:style>
    <style:style style:name="c232" style:family="text">
      <style:text-properties fo:font-family="Liberation Serif" fo:font-size="9pt" fo:text-transform="none" fo:letter-spacing="0pt" style:text-underline-type="none" style:text-line-through-type="none" style:text-underline-style="none" fo:color="#ce181e"/>
    </style:style>
    <style:style style:name="c231" style:family="text">
      <style:text-properties fo:font-family="Sans"/>
    </style:style>
    <style:style style:name="p230" style:family="paragraph">
      <style:paragraph-properties fo:text-align="center" fo:margin-top="0.75pt" fo:margin-bottom="0pt" fo:background-color="#000000"/>
    </style:style>
    <style:style style:name="c229" style:family="text">
      <style:text-properties fo:font-family="Sans"/>
    </style:style>
    <style:style style:name="c228" style:family="text">
      <style:text-properties fo:font-family="Sans"/>
    </style:style>
    <style:style style:name="c227" style:family="text">
      <style:text-properties fo:font-family="Sans"/>
    </style:style>
    <style:style style:name="c226" style:family="text">
      <style:text-properties fo:font-family="Sans"/>
    </style:style>
    <style:style style:name="c225" style:family="text">
      <style:text-properties fo:font-family="Sans"/>
    </style:style>
    <style:style style:name="c224" style:family="text">
      <style:text-properties fo:font-family="Sans"/>
    </style:style>
    <style:style style:name="c287" style:family="text">
      <style:text-properties fo:font-family="Sans"/>
    </style:style>
    <style:style style:name="c286" style:family="text">
      <style:text-properties fo:font-family="Sans"/>
    </style:style>
    <style:style style:name="c285" style:family="text">
      <style:text-properties fo:font-family="Sans"/>
    </style:style>
    <style:style style:name="c284" style:family="text">
      <style:text-properties fo:font-family="Sans"/>
    </style:style>
    <style:style style:name="c283" style:family="text">
      <style:text-properties fo:font-family="Sans"/>
    </style:style>
    <style:style style:name="c282" style:family="text">
      <style:text-properties fo:font-family="Sans"/>
    </style:style>
    <style:style style:name="c281" style:family="text">
      <style:text-properties fo:font-family="Sans"/>
    </style:style>
    <style:style style:name="c280" style:family="text">
      <style:text-properties fo:font-family="Sans"/>
    </style:style>
    <style:style style:name="c279" style:family="text">
      <style:text-properties fo:font-family="Sans"/>
    </style:style>
    <style:style style:name="c278" style:family="text">
      <style:text-properties fo:font-family="Sans"/>
    </style:style>
    <style:style style:name="c277" style:family="text">
      <style:text-properties fo:font-family="Sans"/>
    </style:style>
    <style:style style:name="c276" style:family="text">
      <style:text-properties fo:font-family="Sans"/>
    </style:style>
    <style:style style:name="c275" style:family="text">
      <style:text-properties fo:font-family="Sans"/>
    </style:style>
    <style:style style:name="c274" style:family="text">
      <style:text-properties fo:font-family="Sans"/>
    </style:style>
    <style:style style:name="c273" style:family="text">
      <style:text-properties fo:font-family="Sans"/>
    </style:style>
    <style:style style:name="c272" style:family="text">
      <style:text-properties fo:font-family="Sans"/>
    </style:style>
    <style:style style:name="c271" style:family="text">
      <style:text-properties fo:font-family="Sans"/>
    </style:style>
    <style:style style:name="c270" style:family="text">
      <style:text-properties fo:font-family="Sans"/>
    </style:style>
    <style:style style:name="c269" style:family="text">
      <style:text-properties fo:font-family="Sans"/>
    </style:style>
    <style:style style:name="c268" style:family="text">
      <style:text-properties fo:font-family="Sans"/>
    </style:style>
    <style:style style:name="c267" style:family="text">
      <style:text-properties fo:font-family="Sans"/>
    </style:style>
    <style:style style:name="c266" style:family="text">
      <style:text-properties fo:font-family="Sans"/>
    </style:style>
    <style:style style:name="c265" style:family="text">
      <style:text-properties fo:font-family="Liberation Serif" fo:font-size="9pt" fo:text-transform="none" fo:letter-spacing="0pt" style:text-underline-type="none" style:text-line-through-type="none" style:text-underline-style="none" fo:color="#000000"/>
    </style:style>
    <style:style style:name="c264" style:family="text">
      <style:text-properties fo:font-family="Sans"/>
    </style:style>
    <style:style style:name="c263" style:family="text">
      <style:text-properties fo:font-family="Sans"/>
    </style:style>
    <style:style style:name="c262" style:family="text">
      <style:text-properties fo:font-family="Sans"/>
    </style:style>
    <style:style style:name="c261" style:family="text">
      <style:text-properties fo:font-family="Sans"/>
    </style:style>
    <style:style style:name="c260" style:family="text">
      <style:text-properties fo:font-family="Sans"/>
    </style:style>
    <style:style style:name="c259" style:family="text">
      <style:text-properties fo:font-family="Sans"/>
    </style:style>
    <style:style style:name="c258" style:family="text">
      <style:text-properties fo:font-family="Sans"/>
    </style:style>
    <style:style style:name="c257" style:family="text">
      <style:text-properties fo:font-family="Sans"/>
    </style:style>
    <style:style style:name="c256" style:family="text">
      <style:text-properties fo:font-family="Sans"/>
    </style:style>
    <style:style style:name="c319" style:family="text">
      <style:text-properties fo:font-family="Sans"/>
    </style:style>
    <style:style style:name="c318" style:family="text">
      <style:text-properties fo:font-family="Sans"/>
    </style:style>
    <style:style style:name="c317" style:family="text">
      <style:text-properties fo:font-family="Sans"/>
    </style:style>
    <style:style style:name="c316" style:family="text">
      <style:text-properties fo:font-family="Sans"/>
    </style:style>
    <style:style style:name="c315" style:family="text">
      <style:text-properties fo:font-family="Sans"/>
    </style:style>
    <style:style style:name="c314" style:family="text">
      <style:text-properties fo:font-family="Sans"/>
    </style:style>
    <style:style style:name="c313" style:family="text">
      <style:text-properties fo:font-family="Sans"/>
    </style:style>
    <style:style style:name="c312" style:family="text">
      <style:text-properties fo:font-family="Sans"/>
    </style:style>
    <style:style style:name="c311" style:family="text">
      <style:text-properties fo:font-family="Sans"/>
    </style:style>
    <style:style style:name="c310" style:family="text">
      <style:text-properties fo:font-family="Sans"/>
    </style:style>
    <style:style style:name="c309" style:family="text">
      <style:text-properties fo:font-family="Sans"/>
    </style:style>
    <style:style style:name="c308" style:family="text">
      <style:text-properties fo:font-family="Sans"/>
    </style:style>
    <style:style style:name="c307" style:family="text">
      <style:text-properties fo:font-family="Sans"/>
    </style:style>
    <style:style style:name="c306" style:family="text">
      <style:text-properties fo:font-family="Sans"/>
    </style:style>
    <style:style style:name="c305" style:family="text">
      <style:text-properties fo:font-family="Sans"/>
    </style:style>
    <style:style style:name="c304" style:family="text">
      <style:text-properties fo:font-family="Sans"/>
    </style:style>
    <style:style style:name="c303" style:family="text">
      <style:text-properties fo:font-family="Sans"/>
    </style:style>
    <style:style style:name="c302" style:family="text">
      <style:text-properties fo:font-family="Sans"/>
    </style:style>
    <style:style style:name="c301" style:family="text">
      <style:text-properties fo:font-family="Sans"/>
    </style:style>
    <style:style style:name="c300" style:family="text">
      <style:text-properties fo:font-family="Sans"/>
    </style:style>
    <style:style style:name="c299" style:family="text">
      <style:text-properties fo:font-family="Sans"/>
    </style:style>
    <style:style style:name="c298" style:family="text">
      <style:text-properties fo:font-family="Sans"/>
    </style:style>
    <style:style style:name="c297" style:family="text">
      <style:text-properties fo:font-family="Sans"/>
    </style:style>
    <style:style style:name="c296" style:family="text">
      <style:text-properties fo:font-family="Sans"/>
    </style:style>
    <style:style style:name="c295" style:family="text">
      <style:text-properties fo:font-family="Sans"/>
    </style:style>
    <style:style style:name="c294" style:family="text">
      <style:text-properties fo:font-family="Sans"/>
    </style:style>
    <style:style style:name="c293" style:family="text">
      <style:text-properties fo:font-family="Sans"/>
    </style:style>
    <style:style style:name="c292" style:family="text">
      <style:text-properties fo:font-family="Sans"/>
    </style:style>
    <style:style style:name="c291" style:family="text">
      <style:text-properties fo:font-family="Sans"/>
    </style:style>
    <style:style style:name="c290" style:family="text">
      <style:text-properties fo:font-family="Sans"/>
    </style:style>
    <style:style style:name="c289" style:family="text">
      <style:text-properties fo:font-family="Sans"/>
    </style:style>
    <style:style style:name="c288" style:family="text">
      <style:text-properties fo:font-family="Sans"/>
    </style:style>
    <style:style style:name="c351" style:family="text">
      <style:text-properties fo:font-family="Sans"/>
    </style:style>
    <style:style style:name="c350" style:family="text">
      <style:text-properties fo:font-family="Sans"/>
    </style:style>
    <style:style style:name="c349" style:family="text">
      <style:text-properties fo:font-family="Sans"/>
    </style:style>
    <style:style style:name="c348" style:family="text">
      <style:text-properties fo:font-family="Sans"/>
    </style:style>
    <style:style style:name="c347" style:family="text">
      <style:text-properties fo:font-family="Sans"/>
    </style:style>
    <style:style style:name="c346" style:family="text">
      <style:text-properties fo:font-family="Sans"/>
    </style:style>
    <style:style style:name="c345" style:family="text">
      <style:text-properties fo:font-family="Sans"/>
    </style:style>
    <style:style style:name="c344" style:family="text">
      <style:text-properties fo:font-family="Sans"/>
    </style:style>
    <style:style style:name="c343" style:family="text">
      <style:text-properties fo:font-family="Sans"/>
    </style:style>
    <style:style style:name="c342" style:family="text">
      <style:text-properties fo:font-family="Sans"/>
    </style:style>
    <style:style style:name="c341" style:family="text">
      <style:text-properties fo:font-family="Sans"/>
    </style:style>
    <style:style style:name="c340" style:family="text">
      <style:text-properties fo:font-family="Sans"/>
    </style:style>
    <style:style style:name="c339" style:family="text">
      <style:text-properties fo:font-family="Sans"/>
    </style:style>
    <style:style style:name="c338" style:family="text">
      <style:text-properties fo:font-family="Sans"/>
    </style:style>
    <style:style style:name="c337" style:family="text">
      <style:text-properties fo:font-family="Sans"/>
    </style:style>
    <style:style style:name="c336" style:family="text">
      <style:text-properties fo:font-family="Sans"/>
    </style:style>
    <style:style style:name="c335" style:family="text">
      <style:text-properties fo:font-family="Sans"/>
    </style:style>
    <style:style style:name="c334" style:family="text">
      <style:text-properties fo:font-family="Sans"/>
    </style:style>
    <style:style style:name="c333" style:family="text">
      <style:text-properties fo:font-family="Sans"/>
    </style:style>
    <style:style style:name="c332" style:family="text">
      <style:text-properties fo:font-family="Sans"/>
    </style:style>
    <style:style style:name="c331" style:family="text">
      <style:text-properties fo:font-family="Sans"/>
    </style:style>
    <style:style style:name="c330" style:family="text">
      <style:text-properties fo:font-family="Sans"/>
    </style:style>
    <style:style style:name="c329" style:family="text">
      <style:text-properties fo:font-family="Sans"/>
    </style:style>
    <style:style style:name="c328" style:family="text">
      <style:text-properties fo:font-family="Sans"/>
    </style:style>
    <style:style style:name="c327" style:family="text">
      <style:text-properties fo:font-family="Sans"/>
    </style:style>
    <style:style style:name="c326" style:family="text">
      <style:text-properties fo:font-family="Sans"/>
    </style:style>
    <style:style style:name="c325" style:family="text">
      <style:text-properties fo:font-family="Sans"/>
    </style:style>
    <style:style style:name="c324" style:family="text">
      <style:text-properties fo:font-family="Sans"/>
    </style:style>
    <style:style style:name="c323" style:family="text">
      <style:text-properties fo:font-family="Sans"/>
    </style:style>
    <style:style style:name="c322" style:family="text">
      <style:text-properties fo:font-family="Sans"/>
    </style:style>
    <style:style style:name="c321" style:family="text">
      <style:text-properties fo:font-family="Sans"/>
    </style:style>
    <style:style style:name="c320" style:family="text">
      <style:text-properties fo:font-family="Sans"/>
    </style:style>
    <style:style style:name="c383" style:family="text">
      <style:text-properties fo:font-family="Sans"/>
    </style:style>
    <style:style style:name="p382" style:family="paragraph">
      <style:paragraph-properties fo:text-align="center" fo:margin-top="2.25pt" fo:margin-bottom="0pt"/>
    </style:style>
    <style:style style:name="c381" style:family="text">
      <style:text-properties fo:font-family="Sans"/>
    </style:style>
    <style:style style:name="c380" style:family="text">
      <style:text-properties fo:font-family="Sans"/>
    </style:style>
    <style:style style:name="p379" style:family="paragraph">
      <style:paragraph-properties fo:margin-top="2.25pt" fo:margin-bottom="0pt"/>
    </style:style>
    <style:style style:name="c378" style:family="text">
      <style:text-properties fo:font-family="Sans"/>
    </style:style>
    <style:style style:name="c377" style:family="text">
      <style:text-properties fo:font-family="Sans"/>
    </style:style>
    <style:style style:name="c376" style:family="text">
      <style:text-properties fo:font-family="Sans"/>
    </style:style>
    <style:style style:name="c375" style:family="text">
      <style:text-properties fo:font-family="Sans"/>
    </style:style>
    <style:style style:name="c374" style:family="text">
      <style:text-properties fo:font-weight="bold" fo:font-family="DejaVu Sans" fo:font-size="7pt" fo:text-transform="none" fo:letter-spacing="0pt" style:text-underline-type="none" style:text-line-through-type="none" style:text-underline-style="none"/>
    </style:style>
    <style:style style:name="p373" style:family="paragraph">
      <style:paragraph-properties fo:margin-top="0pt" fo:margin-bottom="0.75pt"/>
    </style:style>
    <style:style style:name="c372" style:family="text">
      <style:text-properties fo:font-family="Sans"/>
    </style:style>
    <style:style style:name="c371" style:family="text">
      <style:text-properties fo:font-family="Sans"/>
    </style:style>
    <style:style style:name="c370" style:family="text">
      <style:text-properties fo:font-family="Sans"/>
    </style:style>
    <style:style style:name="c369" style:family="text">
      <style:text-properties fo:font-family="Sans"/>
    </style:style>
    <style:style style:name="c368" style:family="text">
      <style:text-properties fo:font-family="Sans"/>
    </style:style>
    <style:style style:name="c367" style:family="text">
      <style:text-properties fo:font-family="Sans"/>
    </style:style>
    <style:style style:name="c366" style:family="text">
      <style:text-properties fo:font-family="Sans"/>
    </style:style>
    <style:style style:name="c365" style:family="text">
      <style:text-properties fo:font-family="Sans"/>
    </style:style>
    <style:style style:name="c364" style:family="text">
      <style:text-properties fo:font-family="Sans"/>
    </style:style>
    <style:style style:name="c363" style:family="text">
      <style:text-properties fo:font-family="Sans"/>
    </style:style>
    <style:style style:name="c362" style:family="text">
      <style:text-properties fo:font-family="Sans"/>
    </style:style>
    <style:style style:name="c361" style:family="text">
      <style:text-properties fo:font-family="Sans"/>
    </style:style>
    <style:style style:name="c360" style:family="text">
      <style:text-properties fo:font-family="Sans"/>
    </style:style>
    <style:style style:name="c359" style:family="text">
      <style:text-properties fo:font-family="Sans"/>
    </style:style>
    <style:style style:name="c358" style:family="text">
      <style:text-properties fo:font-family="Sans"/>
    </style:style>
    <style:style style:name="c357" style:family="text">
      <style:text-properties fo:font-family="Sans"/>
    </style:style>
    <style:style style:name="c356" style:family="text">
      <style:text-properties fo:font-family="Sans"/>
    </style:style>
    <style:style style:name="c355" style:family="text">
      <style:text-properties fo:font-family="Sans"/>
    </style:style>
    <style:style style:name="c354" style:family="text">
      <style:text-properties fo:font-family="Sans"/>
    </style:style>
    <style:style style:name="c353" style:family="text">
      <style:text-properties fo:font-family="Sans"/>
    </style:style>
    <style:style style:name="c352" style:family="text">
      <style:text-properties fo:font-family="Sans"/>
    </style:style>
    <style:style style:name="c415" style:family="text">
      <style:text-properties fo:font-family="Sans"/>
    </style:style>
    <style:style style:name="c414" style:family="text">
      <style:text-properties fo:font-family="Sans"/>
    </style:style>
    <style:style style:name="c413" style:family="text">
      <style:text-properties fo:font-family="Sans"/>
    </style:style>
    <style:style style:name="c412" style:family="text">
      <style:text-properties fo:font-family="Sans"/>
    </style:style>
    <style:style style:name="c411" style:family="text">
      <style:text-properties fo:font-family="Sans"/>
    </style:style>
    <style:style style:name="c410" style:family="text">
      <style:text-properties fo:font-family="Sans"/>
    </style:style>
    <style:style style:name="c409" style:family="text">
      <style:text-properties fo:font-family="Sans"/>
    </style:style>
    <style:style style:name="c408" style:family="text">
      <style:text-properties fo:font-family="Sans"/>
    </style:style>
    <style:style style:name="c407" style:family="text">
      <style:text-properties fo:font-family="Sans"/>
    </style:style>
    <style:style style:name="c406" style:family="text">
      <style:text-properties fo:font-family="Sans"/>
    </style:style>
    <style:style style:name="c405" style:family="text">
      <style:text-properties fo:font-family="Sans"/>
    </style:style>
    <style:style style:name="c404" style:family="text">
      <style:text-properties fo:font-family="Sans"/>
    </style:style>
    <style:style style:name="c403" style:family="text">
      <style:text-properties fo:font-family="Sans"/>
    </style:style>
    <style:style style:name="p402" style:family="paragraph">
      <style:paragraph-properties fo:text-align="start" fo:margin-top="0pt" fo:margin-bottom="0.75pt" fo:background-color="#000000"/>
    </style:style>
    <style:style style:name="c401" style:family="text">
      <style:text-properties fo:font-family="Sans"/>
    </style:style>
    <style:style style:name="c400" style:family="text">
      <style:text-properties fo:font-family="Sans"/>
    </style:style>
    <style:style style:name="c399" style:family="text">
      <style:text-properties fo:font-family="Sans"/>
    </style:style>
    <style:style style:name="c398" style:family="text">
      <style:text-properties fo:font-family="Sans"/>
    </style:style>
    <style:style style:name="c397" style:family="text">
      <style:text-properties fo:font-family="Sans"/>
    </style:style>
    <style:style style:name="c396" style:family="text">
      <style:text-properties fo:font-family="Sans"/>
    </style:style>
    <style:style style:name="c395" style:family="text">
      <style:text-properties fo:font-family="Sans"/>
    </style:style>
    <style:style style:name="c394" style:family="text">
      <style:text-properties fo:font-family="Sans"/>
    </style:style>
    <style:style style:name="c393" style:family="text">
      <style:text-properties fo:font-family="Sans"/>
    </style:style>
    <style:style style:name="c392" style:family="text">
      <style:text-properties fo:font-family="Sans"/>
    </style:style>
    <style:style style:name="c391" style:family="text">
      <style:text-properties fo:font-family="Sans"/>
    </style:style>
    <style:style style:name="c390" style:family="text">
      <style:text-properties fo:font-family="Sans"/>
    </style:style>
    <style:style style:name="c389" style:family="text">
      <style:text-properties fo:font-family="Sans"/>
    </style:style>
    <style:style style:name="c388" style:family="text">
      <style:text-properties fo:font-family="Sans"/>
    </style:style>
    <style:style style:name="c387" style:family="text">
      <style:text-properties fo:font-family="Sans"/>
    </style:style>
    <style:style style:name="c386" style:family="text">
      <style:text-properties fo:font-family="Sans"/>
    </style:style>
    <style:style style:name="c385" style:family="text">
      <style:text-properties fo:font-family="Sans"/>
    </style:style>
    <style:style style:name="c384" style:family="text">
      <style:text-properties fo:font-family="Sans"/>
    </style:style>
    <style:style style:name="c447" style:family="text">
      <style:text-properties fo:font-family="Sans"/>
    </style:style>
    <style:style style:name="c446" style:family="text">
      <style:text-properties fo:font-family="Sans"/>
    </style:style>
    <style:style style:name="c445" style:family="text">
      <style:text-properties fo:font-family="Sans"/>
    </style:style>
    <style:style style:name="c444" style:family="text">
      <style:text-properties fo:font-family="Sans"/>
    </style:style>
    <style:style style:name="c443" style:family="text">
      <style:text-properties fo:font-family="Sans"/>
    </style:style>
    <style:style style:name="c442" style:family="text">
      <style:text-properties fo:font-family="Sans"/>
    </style:style>
    <style:style style:name="c441" style:family="text">
      <style:text-properties fo:font-family="Sans"/>
    </style:style>
    <style:style style:name="c440" style:family="text">
      <style:text-properties fo:font-family="Sans"/>
    </style:style>
    <style:style style:name="c439" style:family="text">
      <style:text-properties fo:font-family="Sans"/>
    </style:style>
    <style:style style:name="c438" style:family="text">
      <style:text-properties fo:font-family="Sans"/>
    </style:style>
    <style:style style:name="c437" style:family="text">
      <style:text-properties fo:font-family="Sans"/>
    </style:style>
    <style:style style:name="c436" style:family="text">
      <style:text-properties fo:font-family="Sans"/>
    </style:style>
    <style:style style:name="c435" style:family="text">
      <style:text-properties fo:font-family="Sans"/>
    </style:style>
    <style:style style:name="c434" style:family="text">
      <style:text-properties fo:font-family="Sans"/>
    </style:style>
    <style:style style:name="c433" style:family="text">
      <style:text-properties fo:font-family="Sans"/>
    </style:style>
    <style:style style:name="c432" style:family="text">
      <style:text-properties fo:font-family="Sans"/>
    </style:style>
    <style:style style:name="c431" style:family="text">
      <style:text-properties fo:font-family="Sans"/>
    </style:style>
    <style:style style:name="c430" style:family="text">
      <style:text-properties fo:font-family="Sans"/>
    </style:style>
    <style:style style:name="c429" style:family="text">
      <style:text-properties fo:font-family="Sans"/>
    </style:style>
    <style:style style:name="c428" style:family="text">
      <style:text-properties fo:font-family="Sans"/>
    </style:style>
    <style:style style:name="c427" style:family="text">
      <style:text-properties fo:font-family="Sans"/>
    </style:style>
    <style:style style:name="c426" style:family="text">
      <style:text-properties fo:font-family="Sans"/>
    </style:style>
    <style:style style:name="p425" style:family="paragraph">
      <style:paragraph-properties fo:text-align="end" fo:margin-top="2.25pt" fo:margin-bottom="0pt" fo:background-color="#000000"/>
    </style:style>
    <style:style style:name="c424" style:family="text">
      <style:text-properties fo:font-family="Sans"/>
    </style:style>
    <style:style style:name="c423" style:family="text">
      <style:text-properties fo:font-family="Sans"/>
    </style:style>
    <style:style style:name="c422" style:family="text">
      <style:text-properties fo:font-family="Sans"/>
    </style:style>
    <style:style style:name="c421" style:family="text">
      <style:text-properties fo:font-family="Sans"/>
    </style:style>
    <style:style style:name="c420" style:family="text">
      <style:text-properties fo:font-family="DejaVu Sans" fo:font-size="8pt" fo:text-transform="none" fo:letter-spacing="0pt" style:text-underline-type="none" style:text-line-through-type="none" style:text-underline-style="none"/>
    </style:style>
    <style:style style:name="p419" style:family="paragraph">
      <style:paragraph-properties fo:margin-top="2.25pt" fo:margin-bottom="0pt" fo:background-color="#000000"/>
    </style:style>
    <style:style style:name="c418" style:family="text">
      <style:text-properties fo:font-family="Sans"/>
    </style:style>
    <style:style style:name="c417" style:family="text">
      <style:text-properties fo:font-family="Sans"/>
    </style:style>
    <style:style style:name="c416" style:family="text">
      <style:text-properties fo:font-family="Sans"/>
    </style:style>
    <style:style style:name="c479" style:family="text">
      <style:text-properties fo:font-family="Sans"/>
    </style:style>
    <style:style style:name="c478" style:family="text">
      <style:text-properties fo:font-family="Sans"/>
    </style:style>
    <style:style style:name="c477" style:family="text">
      <style:text-properties fo:font-family="Sans"/>
    </style:style>
    <style:style style:name="c476" style:family="text">
      <style:text-properties fo:font-family="Sans"/>
    </style:style>
    <style:style style:name="c475" style:family="text">
      <style:text-properties fo:font-family="Sans"/>
    </style:style>
    <style:style style:name="c474" style:family="text">
      <style:text-properties fo:font-family="Sans"/>
    </style:style>
    <style:style style:name="c473" style:family="text">
      <style:text-properties fo:font-family="Sans"/>
    </style:style>
    <style:style style:name="c472" style:family="text">
      <style:text-properties fo:font-family="Sans"/>
    </style:style>
    <style:style style:name="c471" style:family="text">
      <style:text-properties fo:font-family="Sans"/>
    </style:style>
    <style:style style:name="TB469.470" style:family="table-cell">
      <style:table-cell-properties fo:border="0.375pt outset #000000"/>
    </style:style>
    <style:style style:name="T470" style:family="table-cell">
      <style:table-cell-properties/>
    </style:style>
    <style:style style:name="Table469" style:family="table">
      <style:table-properties table:border-model="collapsing" style:width="100pt"/>
    </style:style>
    <style:style style:name="c468" style:family="text">
      <style:text-properties fo:font-family="Sans"/>
    </style:style>
    <style:style style:name="c467" style:family="text">
      <style:text-properties fo:font-family="Sans"/>
    </style:style>
    <style:style style:name="c466" style:family="text">
      <style:text-properties fo:font-family="Sans"/>
    </style:style>
    <style:style style:name="c465" style:family="text">
      <style:text-properties fo:font-family="Sans"/>
    </style:style>
    <style:style style:name="c464" style:family="text">
      <style:text-properties fo:font-family="Sans"/>
    </style:style>
    <style:style style:name="c463" style:family="text">
      <style:text-properties fo:font-family="Sans"/>
    </style:style>
    <style:style style:name="c462" style:family="text">
      <style:text-properties fo:font-family="Sans"/>
    </style:style>
    <style:style style:name="c461" style:family="text">
      <style:text-properties fo:font-family="Sans"/>
    </style:style>
    <style:style style:name="c460" style:family="text">
      <style:text-properties fo:font-family="Sans"/>
    </style:style>
    <style:style style:name="c459" style:family="text">
      <style:text-properties fo:font-family="Sans"/>
    </style:style>
    <style:style style:name="TB163.458" style:family="table-cell">
      <style:table-cell-properties fo:border="0.375pt outset #000000"/>
    </style:style>
    <style:style style:name="T458" style:family="table-cell">
      <style:table-cell-properties/>
    </style:style>
    <style:style style:name="c457" style:family="text">
      <style:text-properties fo:font-family="Sans"/>
    </style:style>
    <style:style style:name="c456" style:family="text">
      <style:text-properties fo:font-family="Sans"/>
    </style:style>
    <style:style style:name="c455" style:family="text">
      <style:text-properties fo:font-family="Sans"/>
    </style:style>
    <style:style style:name="p454" style:family="paragraph">
      <style:paragraph-properties fo:text-align="start" fo:margin-top="2.25pt" fo:margin-bottom="0pt" fo:background-color="#000000"/>
    </style:style>
    <style:style style:name="c453" style:family="text">
      <style:text-properties fo:font-family="Sans"/>
    </style:style>
    <style:style style:name="p452" style:family="paragraph">
      <style:paragraph-properties fo:text-align="start" fo:background-color="#000000"/>
    </style:style>
    <style:style style:name="c451" style:family="text">
      <style:text-properties fo:font-family="Sans"/>
    </style:style>
    <style:style style:name="p450" style:family="paragraph">
      <style:paragraph-properties fo:text-align="center" fo:margin-top="2.25pt" fo:margin-bottom="0pt" fo:background-color="#000000"/>
    </style:style>
    <style:style style:name="c449" style:family="text">
      <style:text-properties fo:font-family="Sans"/>
    </style:style>
    <style:style style:name="c448" style:family="text">
      <style:text-properties fo:font-family="Sans"/>
    </style:style>
    <style:style style:name="c511" style:family="text">
      <style:text-properties fo:font-family="Sans"/>
    </style:style>
    <style:style style:name="c510" style:family="text">
      <style:text-properties fo:font-family="Sans"/>
    </style:style>
    <style:style style:name="c509" style:family="text">
      <style:text-properties fo:font-family="Sans"/>
    </style:style>
    <style:style style:name="c508" style:family="text">
      <style:text-properties fo:font-family="Sans"/>
    </style:style>
    <style:style style:name="c507" style:family="text">
      <style:text-properties fo:font-family="Sans"/>
    </style:style>
    <style:style style:name="c506" style:family="text">
      <style:text-properties fo:font-family="Sans"/>
    </style:style>
    <style:style style:name="c505" style:family="text">
      <style:text-properties fo:font-family="Sans"/>
    </style:style>
    <style:style style:name="c504" style:family="text">
      <style:text-properties fo:font-family="Sans"/>
    </style:style>
    <style:style style:name="c503" style:family="text">
      <style:text-properties fo:font-family="Sans"/>
    </style:style>
    <style:style style:name="c502" style:family="text">
      <style:text-properties fo:font-family="Sans"/>
    </style:style>
    <style:style style:name="c501" style:family="text">
      <style:text-properties fo:font-family="Sans"/>
    </style:style>
    <style:style style:name="c500" style:family="text">
      <style:text-properties fo:font-family="Sans"/>
    </style:style>
    <style:style style:name="c499" style:family="text">
      <style:text-properties fo:font-family="Sans"/>
    </style:style>
    <style:style style:name="c498" style:family="text">
      <style:text-properties fo:font-family="Sans"/>
    </style:style>
    <style:style style:name="c497" style:family="text">
      <style:text-properties fo:font-family="Sans"/>
    </style:style>
    <style:style style:name="c496" style:family="text">
      <style:text-properties fo:font-family="Sans"/>
    </style:style>
    <style:style style:name="c495" style:family="text">
      <style:text-properties fo:font-family="Sans"/>
    </style:style>
    <style:style style:name="c494" style:family="text">
      <style:text-properties fo:font-family="Sans"/>
    </style:style>
    <style:style style:name="c493" style:family="text">
      <style:text-properties fo:font-family="Sans"/>
    </style:style>
    <style:style style:name="c492" style:family="text">
      <style:text-properties fo:font-family="Sans"/>
    </style:style>
    <style:style style:name="c491" style:family="text">
      <style:text-properties fo:font-family="Sans"/>
    </style:style>
    <style:style style:name="c490" style:family="text">
      <style:text-properties fo:font-family="Sans"/>
    </style:style>
    <style:style style:name="c489" style:family="text">
      <style:text-properties fo:font-family="Sans"/>
    </style:style>
    <style:style style:name="c488" style:family="text">
      <style:text-properties fo:font-family="Sans"/>
    </style:style>
    <style:style style:name="c487" style:family="text">
      <style:text-properties fo:font-family="Sans"/>
    </style:style>
    <style:style style:name="c486" style:family="text">
      <style:text-properties fo:font-family="Sans"/>
    </style:style>
    <style:style style:name="p485" style:family="paragraph">
      <style:paragraph-properties fo:text-align="end" fo:margin-top="2.25pt" fo:margin-bottom="0pt" fo:background-color="#eeeeee"/>
    </style:style>
    <style:style style:name="c484" style:family="text">
      <style:text-properties fo:font-family="Sans"/>
    </style:style>
    <style:style style:name="p483" style:family="paragraph">
      <style:paragraph-properties fo:text-align="start" fo:background-color="#eeeeee"/>
    </style:style>
    <style:style style:name="c481" style:family="text">
      <style:text-properties fo:font-family="Sans"/>
    </style:style>
    <style:style style:name="c480" style:family="text">
      <style:text-properties fo:font-family="Sans"/>
    </style:style>
    <style:style style:name="c543" style:family="text">
      <style:text-properties fo:font-family="Sans"/>
    </style:style>
    <style:style style:name="c542" style:family="text">
      <style:text-properties fo:font-family="Sans"/>
    </style:style>
    <style:style style:name="c541" style:family="text">
      <style:text-properties fo:font-family="Sans"/>
    </style:style>
    <style:style style:name="c540" style:family="text">
      <style:text-properties fo:font-family="Sans"/>
    </style:style>
    <style:style style:name="c539" style:family="text">
      <style:text-properties fo:font-family="Sans"/>
    </style:style>
    <style:style style:name="c538" style:family="text">
      <style:text-properties fo:font-family="Sans"/>
    </style:style>
    <style:style style:name="c537" style:family="text">
      <style:text-properties fo:font-family="Sans"/>
    </style:style>
    <style:style style:name="c536" style:family="text">
      <style:text-properties fo:font-family="Sans"/>
    </style:style>
    <style:style style:name="c535" style:family="text">
      <style:text-properties fo:font-family="Sans"/>
    </style:style>
    <style:style style:name="c534" style:family="text">
      <style:text-properties fo:font-family="Sans"/>
    </style:style>
    <style:style style:name="c533" style:family="text">
      <style:text-properties fo:font-family="Sans"/>
    </style:style>
    <style:style style:name="c532" style:family="text">
      <style:text-properties fo:font-family="Sans"/>
    </style:style>
    <style:style style:name="c531" style:family="text">
      <style:text-properties fo:font-family="Sans"/>
    </style:style>
    <style:style style:name="c530" style:family="text">
      <style:text-properties fo:font-family="Sans"/>
    </style:style>
    <style:style style:name="c529" style:family="text">
      <style:text-properties fo:font-family="Sans"/>
    </style:style>
    <style:style style:name="c528" style:family="text">
      <style:text-properties fo:font-family="Sans"/>
    </style:style>
    <style:style style:name="c527" style:family="text">
      <style:text-properties fo:font-family="Sans"/>
    </style:style>
    <style:style style:name="c526" style:family="text">
      <style:text-properties fo:font-family="Sans"/>
    </style:style>
    <style:style style:name="c525" style:family="text">
      <style:text-properties fo:font-family="Sans"/>
    </style:style>
    <style:style style:name="c524" style:family="text">
      <style:text-properties fo:font-family="Sans"/>
    </style:style>
    <style:style style:name="c523" style:family="text">
      <style:text-properties fo:font-family="Sans"/>
    </style:style>
    <style:style style:name="c522" style:family="text">
      <style:text-properties fo:font-family="Sans"/>
    </style:style>
    <style:style style:name="c521" style:family="text">
      <style:text-properties fo:font-family="Sans"/>
    </style:style>
    <style:style style:name="c520" style:family="text">
      <style:text-properties fo:font-family="Sans"/>
    </style:style>
    <style:style style:name="c519" style:family="text">
      <style:text-properties fo:font-family="Sans"/>
    </style:style>
    <style:style style:name="c518" style:family="text">
      <style:text-properties fo:font-family="Sans"/>
    </style:style>
    <style:style style:name="c517" style:family="text">
      <style:text-properties fo:font-family="Sans"/>
    </style:style>
    <style:style style:name="c516" style:family="text">
      <style:text-properties fo:font-family="Sans"/>
    </style:style>
    <style:style style:name="c515" style:family="text">
      <style:text-properties fo:font-family="Sans"/>
    </style:style>
    <style:style style:name="c514" style:family="text">
      <style:text-properties fo:font-family="Sans"/>
    </style:style>
    <style:style style:name="c513" style:family="text">
      <style:text-properties fo:font-family="Sans"/>
    </style:style>
    <style:style style:name="c512" style:family="text">
      <style:text-properties fo:font-family="Sans"/>
    </style:style>
    <style:style style:name="c575" style:family="text">
      <style:text-properties fo:font-family="Sans"/>
    </style:style>
    <style:style style:name="c574" style:family="text">
      <style:text-properties fo:font-family="Sans"/>
    </style:style>
    <style:style style:name="c573" style:family="text">
      <style:text-properties fo:font-family="Sans"/>
    </style:style>
    <style:style style:name="c572" style:family="text">
      <style:text-properties fo:font-family="Sans"/>
    </style:style>
    <style:style style:name="c571" style:family="text">
      <style:text-properties fo:font-family="Sans"/>
    </style:style>
    <style:style style:name="c570" style:family="text">
      <style:text-properties fo:font-family="Sans"/>
    </style:style>
    <style:style style:name="c569" style:family="text">
      <style:text-properties fo:font-family="Sans"/>
    </style:style>
    <style:style style:name="c568" style:family="text">
      <style:text-properties fo:font-family="Sans"/>
    </style:style>
    <style:style style:name="c567" style:family="text">
      <style:text-properties fo:font-family="Sans"/>
    </style:style>
    <style:style style:name="c566" style:family="text">
      <style:text-properties fo:font-family="Sans"/>
    </style:style>
    <style:style style:name="c565" style:family="text">
      <style:text-properties fo:font-family="Sans"/>
    </style:style>
    <style:style style:name="c564" style:family="text">
      <style:text-properties fo:font-family="Sans"/>
    </style:style>
    <style:style style:name="c563" style:family="text">
      <style:text-properties fo:font-family="Sans"/>
    </style:style>
    <style:style style:name="c562" style:family="text">
      <style:text-properties fo:font-family="Sans"/>
    </style:style>
    <style:style style:name="c561" style:family="text">
      <style:text-properties fo:font-family="Sans"/>
    </style:style>
    <style:style style:name="c560" style:family="text">
      <style:text-properties fo:font-family="Sans"/>
    </style:style>
    <style:style style:name="c559" style:family="text">
      <style:text-properties fo:font-family="Sans"/>
    </style:style>
    <style:style style:name="c558" style:family="text">
      <style:text-properties fo:font-family="Sans"/>
    </style:style>
    <style:style style:name="c557" style:family="text">
      <style:text-properties fo:font-family="Sans"/>
    </style:style>
    <style:style style:name="c556" style:family="text">
      <style:text-properties fo:font-family="Sans"/>
    </style:style>
    <style:style style:name="c555" style:family="text">
      <style:text-properties fo:font-family="Sans"/>
    </style:style>
    <style:style style:name="c554" style:family="text">
      <style:text-properties fo:font-family="Sans"/>
    </style:style>
    <style:style style:name="c553" style:family="text">
      <style:text-properties fo:font-family="Sans"/>
    </style:style>
    <style:style style:name="c552" style:family="text">
      <style:text-properties fo:font-family="Sans"/>
    </style:style>
    <style:style style:name="c551" style:family="text">
      <style:text-properties fo:font-family="Sans"/>
    </style:style>
    <style:style style:name="c550" style:family="text">
      <style:text-properties fo:font-family="Sans"/>
    </style:style>
    <style:style style:name="c549" style:family="text">
      <style:text-properties fo:font-family="Sans"/>
    </style:style>
    <style:style style:name="c548" style:family="text">
      <style:text-properties fo:font-family="Sans"/>
    </style:style>
    <style:style style:name="c547" style:family="text">
      <style:text-properties fo:font-family="Sans"/>
    </style:style>
    <style:style style:name="c546" style:family="text">
      <style:text-properties fo:font-family="Sans"/>
    </style:style>
    <style:style style:name="c545" style:family="text">
      <style:text-properties fo:font-family="Sans"/>
    </style:style>
    <style:style style:name="c544" style:family="text">
      <style:text-properties fo:font-family="Sans"/>
    </style:style>
    <style:style style:name="c607" style:family="text">
      <style:text-properties fo:font-family="Sans"/>
    </style:style>
    <style:style style:name="c606" style:family="text">
      <style:text-properties fo:font-family="Sans"/>
    </style:style>
    <style:style style:name="c605" style:family="text">
      <style:text-properties fo:font-family="Sans"/>
    </style:style>
    <style:style style:name="c604" style:family="text">
      <style:text-properties fo:font-family="Sans"/>
    </style:style>
    <style:style style:name="c603" style:family="text">
      <style:text-properties fo:font-family="Sans"/>
    </style:style>
    <style:style style:name="c602" style:family="text">
      <style:text-properties fo:font-family="Sans"/>
    </style:style>
    <style:style style:name="c601" style:family="text">
      <style:text-properties fo:font-family="Sans"/>
    </style:style>
    <style:style style:name="c600" style:family="text">
      <style:text-properties fo:font-family="Sans"/>
    </style:style>
    <style:style style:name="c599" style:family="text">
      <style:text-properties fo:font-family="Sans"/>
    </style:style>
    <style:style style:name="c598" style:family="text">
      <style:text-properties fo:font-family="Sans"/>
    </style:style>
    <style:style style:name="c597" style:family="text">
      <style:text-properties fo:font-family="Sans"/>
    </style:style>
    <style:style style:name="c596" style:family="text">
      <style:text-properties fo:font-family="Sans"/>
    </style:style>
    <style:style style:name="c595" style:family="text">
      <style:text-properties fo:font-family="Sans"/>
    </style:style>
    <style:style style:name="c594" style:family="text">
      <style:text-properties fo:font-family="Sans"/>
    </style:style>
    <style:style style:name="c593" style:family="text">
      <style:text-properties fo:font-family="Sans"/>
    </style:style>
    <style:style style:name="c592" style:family="text">
      <style:text-properties fo:font-family="Sans"/>
    </style:style>
    <style:style style:name="c591" style:family="text">
      <style:text-properties fo:font-family="Sans"/>
    </style:style>
    <style:style style:name="c590" style:family="text">
      <style:text-properties fo:font-family="DejaVu Sans" fo:font-size="5pt" fo:text-transform="none" fo:letter-spacing="0pt" style:text-underline-type="none" style:text-line-through-type="none" style:text-underline-style="none"/>
    </style:style>
    <style:style style:name="p589" style:family="paragraph">
      <style:paragraph-properties fo:text-align="end"/>
    </style:style>
    <style:style style:name="c588" style:family="text">
      <style:text-properties fo:font-family="Sans"/>
    </style:style>
    <style:style style:name="c587" style:family="text">
      <style:text-properties fo:font-family="Sans"/>
    </style:style>
    <style:style style:name="c586" style:family="text">
      <style:text-properties fo:font-family="Sans"/>
    </style:style>
    <style:style style:name="c585" style:family="text">
      <style:text-properties fo:font-family="Sans"/>
    </style:style>
    <style:style style:name="c584" style:family="text">
      <style:text-properties fo:font-family="Sans"/>
    </style:style>
    <style:style style:name="p583" style:family="paragraph">
      <style:paragraph-properties fo:text-align="start"/>
    </style:style>
    <style:style style:name="c581" style:family="text">
      <style:text-properties fo:font-family="Sans"/>
    </style:style>
    <style:style style:name="c580" style:family="text">
      <style:text-properties fo:font-family="Sans"/>
    </style:style>
    <style:style style:name="p579" style:family="paragraph">
      <style:paragraph-properties/>
    </style:style>
    <style:style style:name="c578" style:family="text">
      <style:text-properties fo:font-family="Sans"/>
    </style:style>
    <style:style style:name="c577" style:family="text">
      <style:text-properties fo:font-family="Sans"/>
    </style:style>
    <style:style style:name="c576" style:family="text">
      <style:text-properties fo:font-family="Sans"/>
    </style:style>
    <style:style style:name="c639" style:family="text">
      <style:text-properties fo:font-family="Sans"/>
    </style:style>
    <style:style style:name="c638" style:family="text">
      <style:text-properties fo:font-family="Sans"/>
    </style:style>
    <style:style style:name="c637" style:family="text">
      <style:text-properties fo:font-family="Sans"/>
    </style:style>
    <style:style style:name="c636" style:family="text">
      <style:text-properties fo:font-family="Sans"/>
    </style:style>
    <style:style style:name="c635" style:family="text">
      <style:text-properties fo:font-family="Sans"/>
    </style:style>
    <style:style style:name="c634" style:family="text">
      <style:text-properties fo:font-family="Sans"/>
    </style:style>
    <style:style style:name="c633" style:family="text">
      <style:text-properties fo:font-family="Sans"/>
    </style:style>
    <style:style style:name="c632" style:family="text">
      <style:text-properties fo:font-family="DejaVu Sans" fo:font-size="12pt" fo:text-transform="none" fo:letter-spacing="0pt" style:text-underline-type="none" style:text-line-through-type="none" style:text-underline-style="none"/>
    </style:style>
    <style:style style:name="c631" style:family="text">
      <style:text-properties fo:font-family="Sans"/>
    </style:style>
    <style:style style:name="c630" style:family="text">
      <style:text-properties fo:font-family="Sans"/>
    </style:style>
    <style:style style:name="c629" style:family="text">
      <style:text-properties fo:font-family="Sans"/>
    </style:style>
    <style:style style:name="c628" style:family="text">
      <style:text-properties fo:font-family="Sans"/>
    </style:style>
    <style:style style:name="c627" style:family="text">
      <style:text-properties fo:font-family="Sans"/>
    </style:style>
    <style:style style:name="c626" style:family="text">
      <style:text-properties fo:font-family="Sans"/>
    </style:style>
    <style:style style:name="c625" style:family="text">
      <style:text-properties fo:font-family="Sans"/>
    </style:style>
    <style:style style:name="p624" style:family="paragraph">
      <style:paragraph-properties fo:text-align="end" fo:background-color="#eeeeee"/>
    </style:style>
    <style:style style:name="c623" style:family="text">
      <style:text-properties fo:font-family="Sans"/>
    </style:style>
    <style:style style:name="p622" style:family="paragraph">
      <style:paragraph-properties fo:text-align="end" fo:background-color="#eeeeee"/>
    </style:style>
    <style:style style:name="c621" style:family="text">
      <style:text-properties fo:font-family="Sans"/>
    </style:style>
    <style:style style:name="c620" style:family="text">
      <style:text-properties fo:font-family="Sans"/>
    </style:style>
    <style:style style:name="c619" style:family="text">
      <style:text-properties fo:font-family="Sans"/>
    </style:style>
    <style:style style:name="p618" style:family="paragraph">
      <style:paragraph-properties fo:text-align="center" fo:background-color="#eeeeee"/>
    </style:style>
    <style:style style:name="c617" style:family="text">
      <style:text-properties fo:font-family="Sans"/>
    </style:style>
    <style:style style:name="c616" style:family="text">
      <style:text-properties fo:font-family="Sans"/>
    </style:style>
    <style:style style:name="c615" style:family="text">
      <style:text-properties fo:font-family="Sans"/>
    </style:style>
    <style:style style:name="c614" style:family="text">
      <style:text-properties fo:font-family="Sans"/>
    </style:style>
    <style:style style:name="c613" style:family="text">
      <style:text-properties fo:font-family="Sans"/>
    </style:style>
    <style:style style:name="c612" style:family="text">
      <style:text-properties fo:font-family="Sans"/>
    </style:style>
    <style:style style:name="c611" style:family="text">
      <style:text-properties fo:font-family="Sans"/>
    </style:style>
    <style:style style:name="c610" style:family="text">
      <style:text-properties fo:font-family="Sans"/>
    </style:style>
    <style:style style:name="c609" style:family="text">
      <style:text-properties fo:font-family="Sans"/>
    </style:style>
    <style:style style:name="c608" style:family="text">
      <style:text-properties fo:font-family="Sans"/>
    </style:style>
    <style:style style:name="p668" style:family="paragraph">
      <style:paragraph-properties fo:text-align="end"/>
    </style:style>
    <style:style style:name="c667" style:family="text">
      <style:text-properties fo:font-family="Sans"/>
    </style:style>
    <style:style style:name="c666" style:family="text">
      <style:text-properties fo:font-family="Sans"/>
    </style:style>
    <style:style style:name="c665" style:family="text">
      <style:text-properties fo:font-family="Sans"/>
    </style:style>
    <style:style style:name="c664" style:family="text">
      <style:text-properties fo:font-family="Sans"/>
    </style:style>
    <style:style style:name="c663" style:family="text">
      <style:text-properties fo:font-family="Sans"/>
    </style:style>
    <style:style style:name="c662" style:family="text">
      <style:text-properties fo:font-family="Sans"/>
    </style:style>
    <style:style style:name="c661" style:family="text">
      <style:text-properties fo:font-family="Sans"/>
    </style:style>
    <style:style style:name="c660" style:family="text">
      <style:text-properties fo:font-family="Sans"/>
    </style:style>
    <style:style style:name="c659" style:family="text">
      <style:text-properties fo:font-family="Sans"/>
    </style:style>
    <style:style style:name="c658" style:family="text">
      <style:text-properties fo:font-family="Sans"/>
    </style:style>
    <style:style style:name="c657" style:family="text">
      <style:text-properties fo:font-family="Sans"/>
    </style:style>
    <style:style style:name="c656" style:family="text">
      <style:text-properties fo:font-family="Sans"/>
    </style:style>
    <style:style style:name="c655" style:family="text">
      <style:text-properties fo:font-family="Sans"/>
    </style:style>
    <style:style style:name="c654" style:family="text">
      <style:text-properties fo:font-family="Sans"/>
    </style:style>
    <style:style style:name="c653" style:family="text">
      <style:text-properties fo:font-family="Sans"/>
    </style:style>
    <style:style style:name="c652" style:family="text">
      <style:text-properties fo:font-family="Sans"/>
    </style:style>
    <style:style style:name="c651" style:family="text">
      <style:text-properties fo:font-family="Sans"/>
    </style:style>
    <style:style style:name="TB649.650" style:family="table-cell">
      <style:table-cell-properties fo:border="0.375pt outset #000000"/>
    </style:style>
    <style:style style:name="T650" style:family="table-cell">
      <style:table-cell-properties/>
    </style:style>
    <style:style style:name="Table649" style:family="table">
      <style:table-properties table:border-model="collapsing" style:width="100pt"/>
    </style:style>
    <style:style style:name="c648" style:family="text">
      <style:text-properties fo:font-family="Sans"/>
    </style:style>
    <style:style style:name="c647" style:family="text">
      <style:text-properties fo:font-family="Sans"/>
    </style:style>
    <style:style style:name="c646" style:family="text">
      <style:text-properties fo:font-family="Sans"/>
    </style:style>
    <style:style style:name="c645" style:family="text">
      <style:text-properties fo:font-family="Sans"/>
    </style:style>
    <style:style style:name="c644" style:family="text">
      <style:text-properties fo:font-family="Sans"/>
    </style:style>
    <style:style style:name="c643" style:family="text">
      <style:text-properties fo:font-family="Sans"/>
    </style:style>
    <style:style style:name="c642" style:family="text">
      <style:text-properties fo:font-family="Sans"/>
    </style:style>
    <style:style style:name="c641" style:family="text">
      <style:text-properties fo:font-family="Sans"/>
    </style:style>
    <style:style style:name="c640" style:family="text">
      <style:text-properties fo:font-family="Sans"/>
    </style:style>
  </office:automatic-styles>
  <office:body>
    <office:text>
      <text:p text:style-name="p1"/>
      <table:table table:style-name="Table4">
        <table:table-column table:number-columns-repeated="3"/>
        <table:table-row>
          <table:table-cell table:style-name="TB4.5">
            <text:p text:style-name="p1"/>
          </table:table-cell>
          <text:section>
            <text:p text:style-name="p8"><text:span text:style-name="c9">if="danfe.imprime_canhoto"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2"><text:span text:style-name="c13">Recebemos de <text:s/>os produtos e/ou serviços constantes na </text:span><text:span text:style-name="c14">Nota Fiscal Eletrônica</text:span><text:span text:style-name="c13"> indicada ao lado</text:span></text:p>
          </text:section>
          <table:table-cell table:style-name="TB4.5">
            <text:p text:style-name="p1"/>
          </table:table-cell>
          <text:section>
            <text:p text:style-name="p16"/>
          </text:section>
          <table:table-cell table:style-name="TB4.5">
            <text:p text:style-name="p1"/>
          </table:table-cell>
          <text:section>
            <text:p text:style-name="p16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19"><text:span text:style-name="c20">NF-e</text:span></text:p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8"><text:span text:style-name="c13">Data de Recebimento</text:span></text:p>
          </text:section>
          <table:table-cell table:style-name="TB4.5">
            <text:p text:style-name="p1"/>
          </table:table-cell>
          <text:section>
            <text:p text:style-name="p26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8"><text:span text:style-name="c13">Identificação e assinatura do recebedor</text:span></text:p>
          </text:section>
          <table:table-cell table:style-name="TB4.5">
            <text:p text:style-name="p1"/>
          </table:table-cell>
          <text:section>
            <text:p text:style-name="p26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8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2"><text:span text:style-name="c31">/if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2"><text:span text:style-name="c31">if="not danfe.logo and not danfe.cabecalho"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2"><text:span text:style-name="c31">if="not danfe.object_xml.protNFe.infProt.nProt.text"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19"><text:span text:style-name="c41">DANFE</text:span></text:p>
          </text:section>
          <table:table-cell table:style-name="TB4.5">
            <text:p text:style-name="p1"/>
          </table:table-cell>
          <text:section>
            <text:p text:style-name="p19"><text:span text:style-name="c43">DOCUMENTO AUXILIAR DA NOTA FISCAL ELETRÔNICA</text:span></text:p>
          </text:section>
          <table:table-cell table:style-name="TB4.5">
            <text:p text:style-name="p1"/>
          </table:table-cell>
          <text:section>
            <text:p text:style-name="p19"><text:span text:style-name="c43">versão</text:span></text:p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ext:section>
            <text:p text:style-name="p12"><text:span text:style-name="c43">       0 – entrada</text:span></text:p>
          </text:section>
          <table:table-cell table:style-name="TB4.5">
            <text:p text:style-name="p1"/>
          </table:table-cell>
          <text:section>
            <text:p text:style-name="p12"><text:span text:style-name="c43">       1 – saída</text:span></text:p>
          </text:section>
          <table:table-cell table:style-name="TB4.5">
            <text:p text:style-name="p1"/>
          </table:table-cell>
          <text:section>
            <text:p text:style-name="p12"/>
          </text:section>
          <table:table-cell table:style-name="TB4.5">
            <text:p text:style-name="p1"/>
          </table:table-cell>
          <text:section>
            <text:p text:style-name="p12"/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19"><text:span text:style-name="c20">FOLHA /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8"><text:span text:style-name="c13">Chave de acesso</text:span></text:p>
          </text:section>
          <table:table-cell table:style-name="TB4.5">
            <text:p text:style-name="p1"/>
          </table:table-cell>
          <text:section>
            <text:p text:style-name="p8"/>
          </text:section>
          <table:table-cell table:style-name="TB4.5">
            <text:p text:style-name="p1"/>
          </table:table-cell>
          <text:section>
            <text:p text:style-name="p59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61"><text:span text:style-name="c62">Impresso para simples conferência</text:span></text:p>
          </text:section>
          <table:table-cell table:style-name="TB4.5">
            <text:p text:style-name="p1"/>
          </table:table-cell>
          <text:section>
            <text:p text:style-name="p61"><text:span text:style-name="c62">Informações não transmitidas a nenhumaSEFAZ autorizadora</text:span></text:p>
          </text:section>
          <table:table-cell table:style-name="TB4.5">
            <text:p text:style-name="p1"/>
          </table:table-cell>
          <text:section>
            <text:p text:style-name="p61"><text:span text:style-name="c65">SEM VALOR FISCAL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69"><text:span text:style-name="c13">Natureza da Operação</text:span></text:p>
          </text:section>
          <table:table-cell table:style-name="TB4.5">
            <text:p text:style-name="p1"/>
          </table:table-cell>
          <text:section>
            <text:p text:style-name="p71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69"><text:span text:style-name="c13">Protocolo de autorização</text:span></text:p>
          </text:section>
          <table:table-cell table:style-name="TB4.5">
            <text:p text:style-name="p1"/>
          </table:table-cell>
          <text:section>
            <text:p text:style-name="p74"/>
          </text:section>
          <table:table-cell table:style-name="TB4.5">
            <text:p text:style-name="p1"/>
          </table:table-cell>
          <text:section>
            <text:p text:style-name="p76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79"><text:span text:style-name="c31">/if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2"><text:span text:style-name="c31">if="danfe.object_xml.protNFe.infProt.nProt.text and danfe.object_xml.protNFe.infProt.cStat not in ('110', '301', '302')"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19"><text:span text:style-name="c41">DANFE</text:span></text:p>
          </text:section>
          <table:table-cell table:style-name="TB4.5">
            <text:p text:style-name="p1"/>
          </table:table-cell>
          <text:section>
            <text:p text:style-name="p19"><text:span text:style-name="c43">DOCUMENTO AUXILIAR DA NOTA FISCAL ELETRÔNICA</text:span></text:p>
          </text:section>
          <table:table-cell table:style-name="TB4.5">
            <text:p text:style-name="p1"/>
          </table:table-cell>
          <text:section>
            <text:p text:style-name="p19"><text:span text:style-name="c43">versão </text:span></text:p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  <text:section>
            <text:p text:style-name="p12"><text:span text:style-name="c43">       0 – entrada</text:span></text:p>
          </text:section>
          <table:table-cell table:style-name="TB4.5">
            <text:p text:style-name="p1"/>
          </table:table-cell>
          <text:section>
            <text:p text:style-name="p12"><text:span text:style-name="c43">       1 – saída</text:span></text:p>
          </text:section>
          <table:table-cell table:style-name="TB4.5">
            <text:p text:style-name="p1"/>
          </table:table-cell>
          <text:section>
            <text:p text:style-name="p12"/>
          </text:section>
          <table:table-cell table:style-name="TB4.5">
            <text:p text:style-name="p1"/>
          </table:table-cell>
          <text:section>
            <text:p text:style-name="p12"/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ext:section>
            <text:p text:style-name="p19"><text:span text:style-name="c20">FOLHA /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36"/>
          </text:section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8"><text:span text:style-name="c13">Chave de acesso</text:span></text:p>
          </text:section>
          <table:table-cell table:style-name="TB4.5">
            <text:p text:style-name="p1"/>
          </table:table-cell>
          <text:section>
            <text:p text:style-name="p8"/>
          </text:section>
          <table:table-cell table:style-name="TB4.5">
            <text:p text:style-name="p1"/>
          </table:table-cell>
          <text:section>
            <text:p text:style-name="p59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03"><text:span text:style-name="c104">Consulta de autenticidade no portal nacional da NF-e</text:span></text:p>
          </text:section>
          <table:table-cell table:style-name="TB4.5">
            <text:p text:style-name="p1"/>
          </table:table-cell>
          <text:section>
            <text:p text:style-name="p103"><text:span text:style-name="c104">www.nfe.fazenda.gov.br ou no site da SEFAZ Autorizada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9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69"><text:span text:style-name="c13">Natureza da Operação</text:span></text:p>
          </text:section>
          <table:table-cell table:style-name="TB4.5">
            <text:p text:style-name="p1"/>
          </table:table-cell>
          <text:section>
            <text:p text:style-name="p71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69"><text:span text:style-name="c13">Protocolo de autorização</text:span></text:p>
          </text:section>
          <table:table-cell table:style-name="TB4.5">
            <text:p text:style-name="p1"/>
          </table:table-cell>
          <text:section>
            <text:p text:style-name="p74"/>
          </text:section>
          <table:table-cell table:style-name="TB4.5">
            <text:p text:style-name="p1"/>
          </table:table-cell>
          <text:section>
            <text:p text:style-name="p76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79"><text:span text:style-name="c113">/if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15"><text:span text:style-name="c31">if="danfe.object_xml.protNFe.infProt.nProt.text and danfe.object_xml.protNFe.infProt.cStat in ('110', '301', '302')"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117"><text:span text:style-name="c41">DANFE</text:span></text:p>
          </text:section>
          <table:table-cell table:style-name="TB4.5">
            <text:p text:style-name="p1"/>
          </table:table-cell>
          <text:section>
            <text:p text:style-name="p117"><text:span text:style-name="c43">DOCUMENTO AUXILIAR DA NOTA FISCAL ELETRÔNICA</text:span></text:p>
          </text:section>
          <table:table-cell table:style-name="TB4.5">
            <text:p text:style-name="p1"/>
          </table:table-cell>
          <text:section>
            <text:p text:style-name="p117"><text:span text:style-name="c43">versão </text:span></text:p>
          </text:section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ext:section>
            <text:p text:style-name="p115"><text:span text:style-name="c43">       0 – entrada</text:span></text:p>
          </text:section>
          <table:table-cell table:style-name="TB4.5">
            <text:p text:style-name="p1"/>
          </table:table-cell>
          <text:section>
            <text:p text:style-name="p115"><text:span text:style-name="c43">       1 – saída</text:span></text:p>
          </text:section>
          <table:table-cell table:style-name="TB4.5">
            <text:p text:style-name="p1"/>
          </table:table-cell>
          <text:section>
            <text:p text:style-name="p115"/>
          </text:section>
          <table:table-cell table:style-name="TB4.5">
            <text:p text:style-name="p1"/>
          </table:table-cell>
          <text:section>
            <text:p text:style-name="p115"/>
          </text:section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ext:section>
            <text:p text:style-name="p117"><text:span text:style-name="c20">FOLHA /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162"/>
            <table:table table:style-name="Table163">
              <table:table-column table:number-columns-repeated="5"/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13">if="danfe.logo and not danfe.cabecalho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13">if="not danfe.object_xml.protNFe.infProt.nProt.text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><text:span text:style-name="c41">DANFE 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43">DOCUMENTO AUXILIAR DA NOTA FISCAL ELETRÔNIC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43">vers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66"><text:span text:style-name="c43">       0 – entra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><text:span text:style-name="c43">       1 – saí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20">FOLHA /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3">Chave de acess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51"><text:span text:style-name="c62">Impresso para simples conferênci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1"><text:span text:style-name="c62">Informações não transmitidas a nenhumaSEFAZ autorizador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1"><text:span text:style-name="c195">SEM VALOR FISCAL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3">Natureza da Oper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99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66"><text:span text:style-name="c13">Protocolo de autoriz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13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205">if="danfe.protNFe.infProt.nProt.text and danfe.protNFe.infProt.cStat not in ('110', '301', '302')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><text:span text:style-name="c41">DANFE 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43">DOCUMENTO AUXILIAR DA NOTA FISCAL ELETRÔNIC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43">vers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66"><text:span text:style-name="c43">       0 – entra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><text:span text:style-name="c43">       1 – saí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20">FOLHA /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3">Chave de acess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230"><text:span text:style-name="c104">Consulta de autenticidade no portal nacional da NF-e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1"><text:span text:style-name="c142">www.nfe.fazenda.gov.br </text:span><text:span text:style-name="c232">ou no site da SEFAZ Autorizada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3">Natureza da Oper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99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66"><text:span text:style-name="c13">Protocolo de autoriz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13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205">if="danfe.protNFe.infProt.nProt.text and danfe.protNFe.infProt.cStat in ('110', '301', '302')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><text:span text:style-name="c41">DANFE 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43">DOCUMENTO AUXILIAR DA NOTA FISCAL ELETRÔNIC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43">vers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66"><text:span text:style-name="c43">       0 – entra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><text:span text:style-name="c43">       1 – saí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ext:section>
                  <text:p text:style-name="p170"><text:span text:style-name="c20">FOLHA /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3">Chave de acess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51"><text:span text:style-name="c265">A circulação da mercadoria foi </text:span><text:span text:style-name="c142">PROIBIDA</text:span><text:span text:style-name="c265"> pela SEFAZ autorizadora, devido a irregularidades fiscais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7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3">Natureza da Oper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99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66"><text:span text:style-name="c13">Protocolo de autoriz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66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13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36"><text:span text:style-name="c13">Inscrição estadual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36"><text:span text:style-name="c13">Inscrição estadual do substituto tributári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36"><text:span text:style-name="c13">CNPJ/CPF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113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5"><text:span text:style-name="c31">if="danfe.cabecalho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5"><text:span text:style-name="c31">if="not danfe.object_xml.protNFe.infProt.nProt.text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17"><text:span text:style-name="c41">DANFE 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43">DOCUMENTO AUXILIAR DA NOTA FISCAL ELETRÔNIC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43">vers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5"><text:span text:style-name="c43">       0 – entra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5"><text:span text:style-name="c43">       1 – saí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5"/>
                </text:section>
                <table:table-cell table:style-name="TB163.164">
                  <text:p text:style-name="p1"/>
                </table:table-cell>
                <text:section>
                  <text:p text:style-name="p115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20">FOLHA /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36"><text:span text:style-name="c13">Chave de acess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36"/>
                </text:section>
                <table:table-cell table:style-name="TB163.164">
                  <text:p text:style-name="p1"/>
                </table:table-cell>
                <text:section>
                  <text:p text:style-name="p139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41"><text:span text:style-name="c62">Impresso para simples conferênci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1"><text:span text:style-name="c62">Informações não transmitidas a nenhumaSEFAZ autorizador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1"><text:span text:style-name="c65">SEM VALOR FISCAL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45"><text:span text:style-name="c13">Natureza da Oper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45"><text:span text:style-name="c13">Protocolo de autoriz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5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5"><text:span text:style-name="c31">if="danfe.object_xml.protNFe.infProt.nProt.text and danfe.object_xml.protNFe.infProt.cStat not in ('110', '301', '302')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17"><text:span text:style-name="c41">DANFE 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43">DOCUMENTO AUXILIAR DA NOTA FISCAL ELETRÔNIC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43">vers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5"><text:span text:style-name="c43">       0 – entra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5"><text:span text:style-name="c43">       1 – saí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5"/>
                </text:section>
                <table:table-cell table:style-name="TB163.164">
                  <text:p text:style-name="p1"/>
                </table:table-cell>
                <text:section>
                  <text:p text:style-name="p115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20">FOLHA /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36"><text:span text:style-name="c13">Chave de acess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36"/>
                </text:section>
                <table:table-cell table:style-name="TB163.164">
                  <text:p text:style-name="p1"/>
                </table:table-cell>
                <text:section>
                  <text:p text:style-name="p139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03"><text:span text:style-name="c104">Consulta de autenticidade no portal nacional da NF-e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1"><text:span text:style-name="c142">www.nfe.fazenda.gov.br </text:span><text:span text:style-name="c232">ou no site da SEFAZ Autorizada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45"><text:span text:style-name="c13">Natureza da Oper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45"><text:span text:style-name="c13">Protocolo de autoriz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5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5"><text:span text:style-name="c31">if="danfe.object_xml.protNFe.infProt.nProt.text and danfe.object_xml.protNFe.infProt.cStat in ('110', '301', '302')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17"><text:span text:style-name="c41">DANFE </text:span></text:p>
                  <table:table table:style-name="Table163">
                    <table:table-column table:number-columns-repeated="5"/>
                    <table:table-row>
                      <table:table-cell table:style-name="TB163.458">
                        <text:p text:style-name="p1"/>
                      </table:table-cell>
                      <text:section>
                        <text:p text:style-name="p69"><text:span text:style-name="c13">Base de cálculo do ICMS</text:span></text:p>
                      </text:section>
                      <table:table-cell table:style-name="TB163.458">
                        <text:p text:style-name="p1"/>
                      </table:table-cell>
                      <text:section>
                        <text:p text:style-name="p425"/>
                      </text:section>
                      <table:table-cell table:style-name="TB163.458">
                        <text:p text:style-name="p1"/>
                      </table:table-cell>
                      <table:table-cell table:style-name="TB163.458">
                        <text:p text:style-name="p1"/>
                      </table:table-cell>
                      <text:section>
                        <text:p text:style-name="p69"><text:span text:style-name="c13">Valor do ICMS</text:span></text:p>
                      </text:section>
                      <table:table-cell table:style-name="TB163.458">
                        <text:p text:style-name="p1"/>
                      </table:table-cell>
                      <text:section>
                        <text:p text:style-name="p425"/>
                      </text:section>
                      <table:table-cell table:style-name="TB163.458">
                        <text:p text:style-name="p1"/>
                      </table:table-cell>
                      <table:table-cell table:style-name="TB163.458">
                        <text:p text:style-name="p1"/>
                      </table:table-cell>
                      <text:section>
                        <text:p text:style-name="p69"><text:span text:style-name="c13">Base de cálculo do ICMS ST</text:span></text:p>
                      </text:section>
                      <table:table-cell table:style-name="TB163.458">
                        <text:p text:style-name="p1"/>
                      </table:table-cell>
                      <text:section>
                        <text:p text:style-name="p425"/>
                      </text:section>
                      <table:table-cell table:style-name="TB163.458">
                        <text:p text:style-name="p1"/>
                      </table:table-cell>
                      <table:table-cell table:style-name="TB163.458">
                        <text:p text:style-name="p1"/>
                      </table:table-cell>
                      <text:section>
                        <text:p text:style-name="p69"><text:span text:style-name="c13">Valor do ICMS ST</text:span></text:p>
                      </text:section>
                      <table:table-cell table:style-name="TB163.458">
                        <text:p text:style-name="p1"/>
                      </table:table-cell>
                      <text:section>
                        <text:p text:style-name="p425"/>
                      </text:section>
                      <table:table-cell table:style-name="TB163.458">
                        <text:p text:style-name="p1"/>
                      </table:table-cell>
                      <table:table-cell table:style-name="TB163.458">
                        <text:p text:style-name="p1"/>
                      </table:table-cell>
                      <text:section>
                        <text:p text:style-name="p69"><text:span text:style-name="c13">Valor total dos produtos</text:span></text:p>
                      </text:section>
                      <table:table-cell table:style-name="TB163.458">
                        <text:p text:style-name="p1"/>
                      </table:table-cell>
                      <text:section>
                        <text:p text:style-name="p425"/>
                      </text:section>
                      <table:table-cell table:style-name="TB163.458">
                        <text:p text:style-name="p1"/>
                      </table:table-cell>
                    </table:table-row>
                  </table:table>
                  <text:p text:style-name="p1"/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43">DOCUMENTO AUXILIAR DA NOTA FISCAL ELETRÔNIC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43">vers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5"><text:span text:style-name="c43">       0 – entra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5"><text:span text:style-name="c43">       1 – saí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115"/>
                </text:section>
                <table:table-cell table:style-name="TB163.164">
                  <text:p text:style-name="p1"/>
                </table:table-cell>
                <text:section>
                  <text:p text:style-name="p115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ext:section>
                  <text:p text:style-name="p117"><text:span text:style-name="c20">FOLHA /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36"><text:span text:style-name="c13">Chave de acess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36"/>
                </text:section>
                <table:table-cell table:style-name="TB163.164">
                  <text:p text:style-name="p1"/>
                </table:table-cell>
                <text:section>
                  <text:p text:style-name="p139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41"><text:span text:style-name="c265">A circulação da mercadoria foi </text:span><text:span text:style-name="c142">PROIBIDA</text:span><text:span text:style-name="c265"> pela SEFAZ autorizadora, devido a irregularidades fiscais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1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45"><text:span text:style-name="c13">Natureza da Oper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7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45"><text:span text:style-name="c13">Protocolo de autorizaç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45"/>
                </text:section>
                <table:table-cell table:style-name="TB163.164">
                  <text:p text:style-name="p1"/>
                </table:table-cell>
                <text:section>
                  <text:p text:style-name="p15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36"><text:span text:style-name="c13">Inscrição estadual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36"><text:span text:style-name="c13">Inscrição estadual do substituto tributário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136"><text:span text:style-name="c13">CNPJ/CPF</text:span></text:p>
                </text:section>
                <table:table-cell table:style-name="TB163.164">
                  <text:p text:style-name="p1"/>
                </table:table-cell>
                <text:section>
                  <text:p text:style-name="p15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166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373"><text:span text:style-name="c374">DESTINATÁRIO/REMETENTE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8"><text:span text:style-name="c13">Razão Social/Nome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CNPJ/CPF</text:span></text:p>
                </text:section>
                <table:table-cell table:style-name="TB163.164">
                  <text:p text:style-name="p1"/>
                </table:table-cell>
                <text:section>
                  <text:p text:style-name="p379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Data da emissão</text:span></text:p>
                </text:section>
                <table:table-cell table:style-name="TB163.164">
                  <text:p text:style-name="p1"/>
                </table:table-cell>
                <text:section>
                  <text:p text:style-name="p382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8"><text:span text:style-name="c13">Endereço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Bairro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CEP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Data da entrada/saí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382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8"><text:span text:style-name="c13">Município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Fone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UF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Inscrição estadual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Hora da entrada/saída</text:span></text:p>
                </text:section>
                <table:table-cell table:style-name="TB163.164">
                  <text:p text:style-name="p1"/>
                </table:table-cell>
                <text:section>
                  <text:p text:style-name="p379"/>
                </text:section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02"><text:span text:style-name="c113">if="hasattr(danfe.object_xml.NFe.infNFe, 'retirada')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02"><text:span text:style-name="c374">LOCAL DE RETIRADA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8"><text:span text:style-name="c13">CNPJ/CPF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Endereço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8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02"><text:span text:style-name="c113">if="hasattr(danfe.object_xml.NFe.infNFe, 'entrega')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02"><text:span text:style-name="c374">LOCAL DE ENTREGA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8"><text:span text:style-name="c13">CNPJ/CPF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8"><text:span text:style-name="c13">Endereço</text:span></text:p>
                </text:section>
                <table:table-cell table:style-name="TB163.164">
                  <text:p text:style-name="p1"/>
                </table:table-cell>
                <text:section>
                  <text:p text:style-name="p26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8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31">if="danfe.object_xml.NFe.fatura_a_prazo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02"><text:span text:style-name="c374">FATURA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19"><text:span text:style-name="c420">PAGAMENTO A PRAZO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Número da fatura</text:span></text:p>
                </text:section>
                <table:table-cell table:style-name="TB163.164">
                  <text:p text:style-name="p1"/>
                </table:table-cell>
                <text:section>
                  <text:p text:style-name="p7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Valor original</text:span></text:p>
                </text:section>
                <table:table-cell table:style-name="TB163.164">
                  <text:p text:style-name="p1"/>
                </table:table-cell>
                <text:section>
                  <text:p text:style-name="p42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Desconto</text:span></text:p>
                </text:section>
                <table:table-cell table:style-name="TB163.164">
                  <text:p text:style-name="p1"/>
                </table:table-cell>
                <text:section>
                  <text:p text:style-name="p42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Valor líquido</text:span></text:p>
                </text:section>
                <table:table-cell table:style-name="TB163.164">
                  <text:p text:style-name="p1"/>
                </table:table-cell>
                <text:section>
                  <text:p text:style-name="p425"/>
                </text:section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31">if="danfe.object_xml.NFe.fatura_a_vista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02"><text:span text:style-name="c374">FATURA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19"><text:span text:style-name="c420">PAGAMENTO À VISTA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Número da fatura</text:span></text:p>
                </text:section>
                <table:table-cell table:style-name="TB163.164">
                  <text:p text:style-name="p1"/>
                </table:table-cell>
                <text:section>
                  <text:p text:style-name="p7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Valor original</text:span></text:p>
                </text:section>
                <table:table-cell table:style-name="TB163.164">
                  <text:p text:style-name="p1"/>
                </table:table-cell>
                <text:section>
                  <text:p text:style-name="p42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Desconto</text:span></text:p>
                </text:section>
                <table:table-cell table:style-name="TB163.164">
                  <text:p text:style-name="p1"/>
                </table:table-cell>
                <text:section>
                  <text:p text:style-name="p425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Valor líquido</text:span></text:p>
                </text:section>
                <table:table-cell table:style-name="TB163.164">
                  <text:p text:style-name="p1"/>
                </table:table-cell>
                <text:section>
                  <text:p text:style-name="p425"/>
                </text:section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31">if="len(danfe.object_xml.NFe.infNFe.cobr.dup) &gt; 0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02"><text:span text:style-name="c374">DUPLICATAS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31">for="dup in danfe.object_xml.NFe.infNFe.cobr.dup"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13">Número</text:span></text:p>
                </text:section>
                <table:table-cell table:style-name="TB163.164">
                  <text:p text:style-name="p1"/>
                </table:table-cell>
                <text:section>
                  <text:p text:style-name="p71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69"><text:span text:style-name="c13">Vencimento</text:span></text:p>
                </text:section>
                <table:table-cell table:style-name="TB163.164">
                  <text:p text:style-name="p1"/>
                </table:table-cell>
                <text:section>
                  <text:p text:style-name="p450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ext:section>
                  <text:p text:style-name="p452"><text:span text:style-name="c13">Valor</text:span></text:p>
                </text:section>
                <table:table-cell table:style-name="TB163.164">
                  <text:p text:style-name="p1"/>
                </table:table-cell>
                <text:section>
                  <text:p text:style-name="p454"/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31">/for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69"><text:span text:style-name="c31">/if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  <table:table-row>
                <table:table-cell table:style-name="TB163.164">
                  <text:p text:style-name="p1"/>
                </table:table-cell>
                <text:section>
                  <text:p text:style-name="p402"><text:span text:style-name="c374">CÁLCULO DO IMPOSTO</text:span></text:p>
                </text:section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  <table:table-cell table:style-name="TB163.164">
                  <text:p text:style-name="p1"/>
                </table:table-cell>
              </table:table-row>
            </table:table>
            <text:p text:style-name="p1"/>
          </text:section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36"><text:span text:style-name="c13">Chave de acesso</text:span></text:p>
          </text:section>
          <table:table-cell table:style-name="TB4.5">
            <text:p text:style-name="p1"/>
          </table:table-cell>
          <text:section>
            <text:p text:style-name="p136"/>
          </text:section>
          <table:table-cell table:style-name="TB4.5">
            <text:p text:style-name="p1"/>
          </table:table-cell>
          <text:section>
            <text:p text:style-name="p139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41"><text:span text:style-name="c104">A circulação da mercadoria foi </text:span><text:span text:style-name="c142">PROIBIDA</text:span><text:span text:style-name="c104"> pela SEFAZ autorizadora, devido a irregularidades fiscais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17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45"><text:span text:style-name="c13">Natureza da Operação</text:span></text:p>
          </text:section>
          <table:table-cell table:style-name="TB4.5">
            <text:p text:style-name="p1"/>
          </table:table-cell>
          <text:section>
            <text:p text:style-name="p147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145"><text:span text:style-name="c13">Protocolo de denegação</text:span></text:p>
          </text:section>
          <table:table-cell table:style-name="TB4.5">
            <text:p text:style-name="p1"/>
          </table:table-cell>
          <text:section>
            <text:p text:style-name="p145"/>
          </text:section>
          <table:table-cell table:style-name="TB4.5">
            <text:p text:style-name="p1"/>
          </table:table-cell>
          <text:section>
            <text:p text:style-name="p151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45"><text:span text:style-name="c113">/if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36"><text:span text:style-name="c13">Inscrição estadual</text:span></text:p>
          </text:section>
          <table:table-cell table:style-name="TB4.5">
            <text:p text:style-name="p1"/>
          </table:table-cell>
          <text:section>
            <text:p text:style-name="p155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136"><text:span text:style-name="c13">Inscrição estadual do substituto tributário</text:span></text:p>
          </text:section>
          <table:table-cell table:style-name="TB4.5">
            <text:p text:style-name="p1"/>
          </table:table-cell>
          <text:section>
            <text:p text:style-name="p155"/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ext:section>
            <text:p text:style-name="p136"><text:span text:style-name="c13">CNPJ/CPF</text:span></text:p>
          </text:section>
          <table:table-cell table:style-name="TB4.5">
            <text:p text:style-name="p1"/>
          </table:table-cell>
          <text:section>
            <text:p text:style-name="p155"/>
          </text:section>
          <table:table-cell table:style-name="TB4.5">
            <text:p text:style-name="p1"/>
          </table:table-cell>
        </table:table-row>
        <table:table-row>
          <table:table-cell table:style-name="TB4.5">
            <text:p text:style-name="p1"/>
          </table:table-cell>
          <text:section>
            <text:p text:style-name="p161"><text:span text:style-name="c113">/if</text:span></text:p>
          </text:section>
          <table:table-cell table:style-name="TB4.5">
            <text:p text:style-name="p1"/>
          </table:table-cell>
          <table:table-cell table:style-name="TB4.5">
            <text:p text:style-name="p1"/>
          </table:table-cell>
          <table:table-cell table:style-name="TB4.5">
            <text:p text:style-name="p1"/>
          </table:table-cell>
        </table:table-row>
      </table:table>
      <text:p text:style-name="p1"/>
      <table:table table:style-name="Table469">
        <table:table-column table:number-columns-repeated="13"/>
        <table:table-row>
          <table:table-cell table:style-name="TB469.470">
            <text:p text:style-name="p1"/>
          </table:table-cell>
          <text:section>
            <text:p text:style-name="p69"><text:span text:style-name="c13">Valor do frete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Valor do seguro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Desconto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Outras despesas acessórias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Valor do IPI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><text:span text:style-name="c13">Valor total da nota</text:span></text:p>
          </text:section>
          <table:table-cell table:style-name="TB469.470">
            <text:p text:style-name="p1"/>
          </table:table-cell>
          <text:section>
            <text:p text:style-name="p48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if="danfe.object_xml.NFe.modFrete_formatado == '9-sem frete'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74"><text:span text:style-name="c374">TRANSPORTADOR/VOLUMES TRANSPORTADOS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8"><text:span text:style-name="c13">Razão Social/Nome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Frete por conta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Código ANTT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Placa do veículo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UF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CNPJ/CPF</text:span></text:p>
          </text:section>
          <table:table-cell table:style-name="TB469.470">
            <text:p text:style-name="p1"/>
          </table:table-cell>
          <text:section>
            <text:p text:style-name="p379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8"><text:span text:style-name="c13">Endereço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Município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UF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Inscrição estadual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8"><text:span text:style-name="c31">/if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if="danfe.object_xml.NFe.modFrete_formatado != '9-sem frete'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74"><text:span text:style-name="c374">TRANSPORTADOR/VOLUMES TRANSPORTADOS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8"><text:span text:style-name="c13">Razão Social/Nome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Frete por conta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Código ANTT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Placa do veículo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UF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CNPJ/CPF</text:span></text:p>
          </text:section>
          <table:table-cell table:style-name="TB469.470">
            <text:p text:style-name="p1"/>
          </table:table-cell>
          <text:section>
            <text:p text:style-name="p379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8"><text:span text:style-name="c13">Endereço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Município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UF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8"><text:span text:style-name="c13">Inscrição estadual</text:span></text:p>
          </text:section>
          <table:table-cell table:style-name="TB469.470">
            <text:p text:style-name="p1"/>
          </table:table-cell>
          <text:section>
            <text:p text:style-name="p2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/if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if="len(danfe.object_xml.NFe.infNFe.transp.vol) == 0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13">Quantidade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Espécie</text:span></text:p>
          </text:section>
          <table:table-cell table:style-name="TB469.470">
            <text:p text:style-name="p1"/>
          </table:table-cell>
          <text:section>
            <text:p text:style-name="p71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Marca</text:span></text:p>
          </text:section>
          <table:table-cell table:style-name="TB469.470">
            <text:p text:style-name="p1"/>
          </table:table-cell>
          <text:section>
            <text:p text:style-name="p71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Número</text:span></text:p>
          </text:section>
          <table:table-cell table:style-name="TB469.470">
            <text:p text:style-name="p1"/>
          </table:table-cell>
          <text:section>
            <text:p text:style-name="p71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Peso bruto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Peso líquido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/if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if="len(danfe.object_xml.NFe.infNFe.transp.vol) != 0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for="vol in danfe.object_xml.NFe.infNFe.transp.vol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13">Quantidade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Espécie</text:span></text:p>
          </text:section>
          <table:table-cell table:style-name="TB469.470">
            <text:p text:style-name="p1"/>
          </table:table-cell>
          <text:section>
            <text:p text:style-name="p71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Marca</text:span></text:p>
          </text:section>
          <table:table-cell table:style-name="TB469.470">
            <text:p text:style-name="p1"/>
          </table:table-cell>
          <text:section>
            <text:p text:style-name="p71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Número</text:span></text:p>
          </text:section>
          <table:table-cell table:style-name="TB469.470">
            <text:p text:style-name="p1"/>
          </table:table-cell>
          <text:section>
            <text:p text:style-name="p71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Peso bruto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9"><text:span text:style-name="c13">Peso líquido</text:span></text:p>
          </text:section>
          <table:table-cell table:style-name="TB469.470">
            <text:p text:style-name="p1"/>
          </table:table-cell>
          <text:section>
            <text:p text:style-name="p425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/for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69"><text:span text:style-name="c31">/if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402"><text:span text:style-name="c374">DADOS DOS PRODUTOS/SERVIÇOS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36"><text:span text:style-name="c13">Código do produto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Descrição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NCM/SH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CFOP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Quantidade</text:span></text:p>
          </text:section>
          <table:table-cell table:style-name="TB469.470">
            <text:p text:style-name="p1"/>
          </table:table-cell>
          <text:section>
            <text:p text:style-name="p36"><text:span text:style-name="c13">Unidade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Valor unitário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Valor total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Base de cálculo do ICMS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Valor do ICMS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Valor do IPI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Alíquotas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36"><text:span text:style-name="c13">ICMS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><text:span text:style-name="c13">IPI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579"><text:span text:style-name="c31">for="det in danfe.object_xml.NFe.infNFe.det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579"><text:span text:style-name="c31">if="det.numero_item % 2 != 0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9"><text:span text:style-name="c590"> 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9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9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9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9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9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9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9"/>
          </text:section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579"><text:span text:style-name="c31">if="hasattr(det,'infAdProd')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74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5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36"/>
          </text:section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12"><text:span text:style-name="c31">/if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12"><text:span text:style-name="c31">/if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579"><text:span text:style-name="c31">if="det.numero_item % 2 == 0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18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18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18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22"><text:span text:style-name="c590"> 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24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24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24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24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24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24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24"/>
          </text:section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161"><text:span text:style-name="c632">if="hasattr(det,'infAdProd')"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483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18"/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ext:section>
            <text:p text:style-name="p618"/>
          </text:section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79"><text:span text:style-name="c632">/if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12"><text:span text:style-name="c31">/if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  <table:table-row>
          <table:table-cell table:style-name="TB469.470">
            <text:p text:style-name="p1"/>
          </table:table-cell>
          <text:section>
            <text:p text:style-name="p12"><text:span text:style-name="c31">/for</text:span></text:p>
          </text:section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  <table:table-cell table:style-name="TB469.470">
            <text:p text:style-name="p1"/>
          </table:table-cell>
        </table:table-row>
      </table:table>
      <text:p text:style-name="p1"/>
      <text:p text:style-name="p162"/>
      <text:p text:style-name="p162"/>
      <table:table table:style-name="Table649">
        <table:table-column table:number-columns-repeated="4"/>
        <table:table-row>
          <table:table-cell table:style-name="TB649.650">
            <text:p text:style-name="p1"/>
          </table:table-cell>
          <text:section>
            <text:p text:style-name="p69"><text:span text:style-name="c31">if="hasattr(danfe.object_xml.NFe.infNFe.total, 'ISSQNTot')"</text:span></text:p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</table:table-row>
        <table:table-row>
          <table:table-cell table:style-name="TB649.650">
            <text:p text:style-name="p1"/>
          </table:table-cell>
          <text:section>
            <text:p text:style-name="p74"><text:span text:style-name="c374">CÁLCULO DO ISSQN</text:span></text:p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</table:table-row>
        <table:table-row>
          <table:table-cell table:style-name="TB649.650">
            <text:p text:style-name="p1"/>
          </table:table-cell>
          <text:section>
            <text:p text:style-name="p69"><text:span text:style-name="c13">Inscrição municipal</text:span></text:p>
          </text:section>
          <table:table-cell table:style-name="TB649.650">
            <text:p text:style-name="p1"/>
          </table:table-cell>
          <text:section>
            <text:p text:style-name="p71"/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ext:section>
            <text:p text:style-name="p69"><text:span text:style-name="c13">Valor total dos serviços</text:span></text:p>
          </text:section>
          <table:table-cell table:style-name="TB649.650">
            <text:p text:style-name="p1"/>
          </table:table-cell>
          <text:section>
            <text:p text:style-name="p425"/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ext:section>
            <text:p text:style-name="p69"><text:span text:style-name="c13">Base de cálculo do ISSQN</text:span></text:p>
          </text:section>
          <table:table-cell table:style-name="TB649.650">
            <text:p text:style-name="p1"/>
          </table:table-cell>
          <text:section>
            <text:p text:style-name="p425"/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ext:section>
            <text:p text:style-name="p69"><text:span text:style-name="c13">Valor total do ISSQN</text:span></text:p>
          </text:section>
          <table:table-cell table:style-name="TB649.650">
            <text:p text:style-name="p1"/>
          </table:table-cell>
          <text:section>
            <text:p text:style-name="p425"/>
          </text:section>
          <table:table-cell table:style-name="TB649.650">
            <text:p text:style-name="p1"/>
          </table:table-cell>
        </table:table-row>
        <table:table-row>
          <table:table-cell table:style-name="TB649.650">
            <text:p text:style-name="p1"/>
          </table:table-cell>
          <text:section>
            <text:p text:style-name="p69"><text:span text:style-name="c31">/if</text:span></text:p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</table:table-row>
        <table:table-row>
          <table:table-cell table:style-name="TB649.650">
            <text:p text:style-name="p1"/>
          </table:table-cell>
          <text:section>
            <text:p text:style-name="p402"><text:span text:style-name="c374">DADOS ADICIONAIS</text:span></text:p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</table:table-row>
        <table:table-row>
          <table:table-cell table:style-name="TB649.650">
            <text:p text:style-name="p1"/>
          </table:table-cell>
          <text:section>
            <text:p text:style-name="p8"><text:span text:style-name="c13">Informações complementares</text:span></text:p>
          </text:section>
          <table:table-cell table:style-name="TB649.650">
            <text:p text:style-name="p1"/>
          </table:table-cell>
          <text:section>
            <text:p text:style-name="p8"/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ext:section>
            <text:p text:style-name="p8"><text:span text:style-name="c13">Reservado ao Fisco</text:span></text:p>
          </text:section>
          <table:table-cell table:style-name="TB649.650">
            <text:p text:style-name="p1"/>
          </table:table-cell>
          <text:section>
            <text:p text:style-name="p26"/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</table:table-row>
        <table:table-row>
          <table:table-cell table:style-name="TB649.650">
            <text:p text:style-name="p1"/>
          </table:table-cell>
          <text:section>
            <text:p text:style-name="p668"><text:span text:style-name="c13">Impresso dia <text:s/>às <text:s/>por </text:span></text:p>
          </text:section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  <table:table-cell table:style-name="TB649.650">
            <text:p text:style-name="p1"/>
          </table:table-cell>
        </table:table-row>
      </table:table>
      <text:p text:style-name="p1"/>
      <text:p text:style-name="p1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fo:1.0" office:version="1.2">
  <office:styles>
    <style:style style:name="Normal" style:display-name="Normal" style:family="paragraph">
      <style:paragraph-properties fo:text-align="left"/>
      <style:text-properties fo:color="#000000"/>
    </style:style>
    <style:style style:name="Heading1" style:display-name="Heading 1" style:family="paragraph">
      <style:paragraph-properties fo:text-align="left"/>
      <style:text-properties fo:font-family="Open Sans Light" fo:font-size="16pt" fo:color="#2f5496"/>
    </style:style>
    <style:style style:name="Heading2" style:display-name="Heading 2" style:family="paragraph">
      <style:paragraph-properties fo:text-align="left"/>
      <style:text-properties fo:font-family="Open Sans Light" fo:font-size="13pt" fo:color="#5367a1"/>
    </style:style>
    <style:style style:name="Heading3" style:display-name="Heading 3" style:family="paragraph">
      <style:paragraph-properties fo:text-align="left"/>
      <style:text-properties fo:font-family="Open Sans Light" fo:font-size="12pt" fo:color="#647492"/>
    </style:style>
    <style:style style:name="Heading4" style:display-name="Heading 4" style:family="paragraph">
      <style:paragraph-properties fo:text-align="left"/>
      <style:text-properties fo:font-family="Open Sans Light" fo:font-size="11pt" fo:font-style="italic" fo:color="#758eb7"/>
    </style:style>
    <style:style style:name="Heading5" style:display-name="Heading 5" style:family="paragraph">
      <style:paragraph-properties fo:text-align="left"/>
      <style:text-properties fo:font-family="Open Sans Light" fo:font-size="11pt" fo:color="#5976a9"/>
    </style:style>
    <style:style style:name="Title" style:display-name="Title" style:family="paragraph">
      <style:paragraph-properties fo:text-align="left"/>
      <style:text-properties fo:font-family="Liberation Sans" fo:font-size="14pt" fo:color="#000000"/>
    </style:style>
    <style:style style:name="Subtitle" style:display-name="Subtitle" style:family="paragraph">
      <style:paragraph-properties fo:text-align="center"/>
      <style:text-properties fo:font-family="Open Sans Light" fo:font-size="14pt" fo:font-style="italic" fo:color="#7c7d7d"/>
    </style:style>
    <style:style style:name="Emphasis" style:display-name="Emphasis" style:family="paragraph">
      <style:paragraph-properties fo:text-align="left"/>
      <style:text-properties fo:font-style="italic" fo:color="#000000"/>
    </style:style>
    <style:style style:name="Strong" style:display-name="Strong" style:family="paragraph">
      <style:paragraph-properties fo:text-align="left"/>
      <style:text-properties fo:font-weight="bold" fo:color="#000000"/>
    </style:style>
    <style:style style:name="Quote" style:display-name="Quote" style:family="paragraph">
      <style:paragraph-properties fo:text-align="center"/>
      <style:text-properties fo:font-style="italic" fo:color="#000000"/>
    </style:style>
    <style:style style:name="Reference" style:display-name="Reference" style:family="paragraph">
      <style:paragraph-properties fo:text-align="left"/>
      <style:text-properties fo:color="#5a5a5a"/>
    </style:style>
    <style:style style:name="BookTitle" style:display-name="Book Title" style:family="paragraph">
      <style:paragraph-properties fo:text-align="left"/>
      <style:text-properties fo:font-weight="bold" fo:font-style="italic" fo:color="#000000"/>
    </style:style>
  </office:styles>
</office:document-styles>
</file>